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4.5909in"/>
    </style:style>
    <style:style style:name="co5" style:family="table-column">
      <style:table-column-properties fo:break-before="auto" style:column-width="0.4118in"/>
    </style:style>
    <style:style style:name="co6" style:family="table-column">
      <style:table-column-properties fo:break-before="auto" style:column-width="2.7764in"/>
    </style:style>
    <style:style style:name="co7" style:family="table-column">
      <style:table-column-properties fo:break-before="auto" style:column-width="0.8425in"/>
    </style:style>
    <style:style style:name="co8" style:family="table-column">
      <style:table-column-properties fo:break-before="auto" style:column-width="0.8311in"/>
    </style:style>
    <style:style style:name="co9" style:family="table-column">
      <style:table-column-properties fo:break-before="auto" style:column-width="0.7453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0.7134in"/>
    </style:style>
    <style:style style:name="co13" style:family="table-column">
      <style:table-column-properties fo:break-before="auto" style:column-width="0.637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2.9626in"/>
    </style:style>
    <style:style style:name="co16" style:family="table-column">
      <style:table-column-properties fo:break-before="auto" style:column-width="0.6591in"/>
    </style:style>
    <style:style style:name="co17" style:family="table-column">
      <style:table-column-properties fo:break-before="auto" style:column-width="0.778in"/>
    </style:style>
    <style:style style:name="co18" style:family="table-column">
      <style:table-column-properties fo:break-before="auto" style:column-width="3.2638in"/>
    </style:style>
    <style:style style:name="co19" style:family="table-column">
      <style:table-column-properties fo:break-before="auto" style:column-width="0.3575in"/>
    </style:style>
    <style:style style:name="co20" style:family="table-column">
      <style:table-column-properties fo:break-before="auto" style:column-width="0.3472in"/>
    </style:style>
    <style:style style:name="co21" style:family="table-column">
      <style:table-column-properties fo:break-before="auto" style:column-width="3.178in"/>
    </style:style>
    <style:style style:name="co22" style:family="table-column">
      <style:table-column-properties fo:break-before="auto" style:column-width="3.339in"/>
    </style:style>
    <style:style style:name="co23" style:family="table-column">
      <style:table-column-properties fo:break-before="auto" style:column-width="0.422in"/>
    </style:style>
    <style:style style:name="co24" style:family="table-column">
      <style:table-column-properties fo:break-before="auto" style:column-width="3.2528in"/>
    </style:style>
    <style:style style:name="co25" style:family="table-column">
      <style:table-column-properties fo:break-before="auto" style:column-width="3.3071in"/>
    </style:style>
    <style:style style:name="co26" style:family="table-column">
      <style:table-column-properties fo:break-before="auto" style:column-width="2.7043in"/>
    </style:style>
    <style:style style:name="co27" style:family="table-column">
      <style:table-column-properties fo:break-before="auto" style:column-width="0.2717in"/>
    </style:style>
    <style:style style:name="co28" style:family="table-column">
      <style:table-column-properties fo:break-before="auto" style:column-width="1.9937in"/>
    </style:style>
    <style:style style:name="co29" style:family="table-column">
      <style:table-column-properties fo:break-before="auto" style:column-width="2.661in"/>
    </style:style>
    <style:style style:name="co30" style:family="table-column">
      <style:table-column-properties fo:break-before="auto" style:column-width="0.3791in"/>
    </style:style>
    <style:style style:name="co31" style:family="table-column">
      <style:table-column-properties fo:break-before="auto" style:column-width="0.1965in"/>
    </style:style>
    <style:style style:name="co32" style:family="table-column">
      <style:table-column-properties fo:break-before="auto" style:column-width="1.402in"/>
    </style:style>
    <style:style style:name="co33" style:family="table-column">
      <style:table-column-properties fo:break-before="auto" style:column-width="2.1016in"/>
    </style:style>
    <style:style style:name="co34" style:family="table-column">
      <style:table-column-properties fo:break-before="auto" style:column-width="2.3492in"/>
    </style:style>
    <style:style style:name="co35" style:family="table-column">
      <style:table-column-properties fo:break-before="auto" style:column-width="1.5634in"/>
    </style:style>
    <style:style style:name="co36" style:family="table-column">
      <style:table-column-properties fo:break-before="auto" style:column-width="2.1772in"/>
    </style:style>
    <style:style style:name="co37" style:family="table-column">
      <style:table-column-properties fo:break-before="auto" style:column-width="1.3807in"/>
    </style:style>
    <style:style style:name="co3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Num Prots</text:p>
          </table:table-cell>
          <table:table-cell office:value-type="string">
            <text:p>Num Annots</text:p>
          </table:table-cell>
          <table:table-cell office:value-type="string">
            <text:p>PMID</text:p>
          </table:table-cell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Journal</text:p>
          </table:table-cell>
          <table:table-cell office:value-type="string">
            <text:p>MFO Annot</text:p>
          </table:table-cell>
          <table:table-cell office:value-type="string">
            <text:p>BPO Annot</text:p>
          </table:table-cell>
          <table:table-cell office:value-type="string">
            <text:p>CCO Annot</text:p>
          </table:table-cell>
          <table:table-cell office:value-type="string">
            <text:p>Num EXP</text:p>
          </table:table-cell>
          <table:table-cell office:value-type="string">
            <text:p>Num IDA</text:p>
          </table:table-cell>
          <table:table-cell office:value-type="string">
            <text:p>Num IEP</text:p>
          </table:table-cell>
          <table:table-cell office:value-type="string">
            <text:p>Num IGI</text:p>
          </table:table-cell>
          <table:table-cell office:value-type="string">
            <text:p>Num IMP</text:p>
          </table:table-cell>
          <table:table-cell office:value-type="string">
            <text:p>Num IPI</text:p>
          </table:table-cell>
          <table:table-cell office:value-type="string">
            <text:p>GO ID</text:p>
          </table:table-cell>
          <table:table-cell office:value-type="string">
            <text:p>GO Name</text:p>
          </table:table-cell>
          <table:table-cell office:value-type="string">
            <text:p>Ev Code</text:p>
          </table:table-cell>
          <table:table-cell office:value-type="string">
            <text:p>Num Used</text:p>
          </table:table-cell>
          <table:table-cell table:number-columns-repeated="112"/>
        </table:table-row>
        <table:table-row table:style-name="ro1">
          <table:table-cell office:value-type="float" office:value="4937">
            <text:p>4937</text:p>
          </table:table-cell>
          <table:table-cell office:value-type="float" office:value="11050">
            <text:p>11050</text:p>
          </table:table-cell>
          <table:table-cell office:value-type="float" office:value="18029348">
            <text:p>18029348</text:p>
          </table:table-cell>
          <table:table-cell office:value-type="string">
            <text:p>Toward a confocal subcellular atlas of the human proteome.</text:p>
          </table:table-cell>
          <table:table-cell office:value-type="float" office:value="2008">
            <text:p>2008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11050">
            <text:p>11050</text:p>
          </table:table-cell>
          <table:table-cell office:value-type="float" office:value="0">
            <text:p>0</text:p>
          </table:table-cell>
          <table:table-cell office:value-type="float" office:value="11050">
            <text:p>110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13</text:p>
          </table:table-cell>
          <table:table-cell office:value-type="string">
            <text:p>centrosome</text:p>
          </table:table-cell>
          <table:table-cell office:value-type="string">
            <text:p>IDA</text:p>
          </table:table-cell>
          <table:table-cell office:value-type="float" office:value="192">
            <text:p>192</text:p>
          </table:table-cell>
          <table:table-cell office:value-type="string">
            <text:p>GO:0016235</text:p>
          </table:table-cell>
          <table:table-cell office:value-type="string">
            <text:p>aggresome</text:p>
          </table:table-cell>
          <table:table-cell office:value-type="string">
            <text:p>IDA</text:p>
          </table:table-cell>
          <table:table-cell office:value-type="float" office:value="29">
            <text:p>29</text:p>
          </table:table-cell>
          <table:table-cell office:value-type="string">
            <text:p>GO:0031965</text:p>
          </table:table-cell>
          <table:table-cell office:value-type="string">
            <text:p>nuclear membrane</text:p>
          </table:table-cell>
          <table:table-cell office:value-type="string">
            <text:p>IDA</text:p>
          </table:table-cell>
          <table:table-cell office:value-type="float" office:value="100">
            <text:p>100</text:p>
          </table:table-cell>
          <table:table-cell office:value-type="string">
            <text:p>GO:0005925</text:p>
          </table:table-cell>
          <table:table-cell office:value-type="string">
            <text:p>focal adhesion</text:p>
          </table:table-cell>
          <table:table-cell office:value-type="string">
            <text:p>IDA</text:p>
          </table:table-cell>
          <table:table-cell office:value-type="float" office:value="87">
            <text:p>87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407">
            <text:p>407</text:p>
          </table:table-cell>
          <table:table-cell office:value-type="string">
            <text:p>GO:0015630</text:p>
          </table:table-cell>
          <table:table-cell office:value-type="string">
            <text:p>microtubule cytoskeleton</text:p>
          </table:table-cell>
          <table:table-cell office:value-type="string">
            <text:p>IDA</text:p>
          </table:table-cell>
          <table:table-cell office:value-type="float" office:value="131">
            <text:p>131</text:p>
          </table:table-cell>
          <table:table-cell office:value-type="string">
            <text:p>GO:0045111</text:p>
          </table:table-cell>
          <table:table-cell office:value-type="string">
            <text:p>intermediate filament cytoskeleton</text:p>
          </table:table-cell>
          <table:table-cell office:value-type="string">
            <text:p>IDA</text:p>
          </table:table-cell>
          <table:table-cell office:value-type="float" office:value="97">
            <text:p>97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556">
            <text:p>556</text:p>
          </table:table-cell>
          <table:table-cell office:value-type="string">
            <text:p>GO:0015629</text:p>
          </table:table-cell>
          <table:table-cell office:value-type="string">
            <text:p>actin cytoskeleton</text:p>
          </table:table-cell>
          <table:table-cell office:value-type="string">
            <text:p>IDA</text:p>
          </table:table-cell>
          <table:table-cell office:value-type="float" office:value="134">
            <text:p>134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2467">
            <text:p>2467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156">
            <text:p>156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2825">
            <text:p>2825</text:p>
          </table:table-cell>
          <table:table-cell office:value-type="string">
            <text:p>GO:0030054</text:p>
          </table:table-cell>
          <table:table-cell office:value-type="string">
            <text:p>cell junction</text:p>
          </table:table-cell>
          <table:table-cell office:value-type="string">
            <text:p>IDA</text:p>
          </table:table-cell>
          <table:table-cell office:value-type="float" office:value="88">
            <text:p>88</text:p>
          </table:table-cell>
          <table:table-cell office:value-type="string">
            <text:p>GO:0043231</text:p>
          </table:table-cell>
          <table:table-cell office:value-type="string">
            <text:p>intracellular membrane-bounded organelle</text:p>
          </table:table-cell>
          <table:table-cell office:value-type="string">
            <text:p>IDA</text:p>
          </table:table-cell>
          <table:table-cell office:value-type="float" office:value="576">
            <text:p>576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2594">
            <text:p>2594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611">
            <text:p>611</text:p>
          </table:table-cell>
          <table:table-cell table:number-columns-repeated="52"/>
        </table:table-row>
        <table:table-row table:style-name="ro1">
          <table:table-cell office:value-type="float" office:value="4247">
            <text:p>4247</text:p>
          </table:table-cell>
          <table:table-cell office:value-type="float" office:value="7046">
            <text:p>7046</text:p>
          </table:table-cell>
          <table:table-cell office:value-type="float" office:value="16823372">
            <text:p>16823372</text:p>
          </table:table-cell>
          <table:table-cell office:value-type="string">
            <text:p>ORFeome cloning and global analysis of protein localization in the fission yeast Schizosaccharomyces pombe.</text:p>
          </table:table-cell>
          <table:table-cell office:value-type="float" office:value="2006">
            <text:p>2006</text:p>
          </table:table-cell>
          <table:table-cell office:value-type="string">
            <text:p>Nature biotechnology</text:p>
          </table:table-cell>
          <table:table-cell table:number-columns-repeated="2" office:value-type="float" office:value="0">
            <text:p>0</text:p>
          </table:table-cell>
          <table:table-cell office:value-type="float" office:value="7046">
            <text:p>7046</text:p>
          </table:table-cell>
          <table:table-cell office:value-type="float" office:value="0">
            <text:p>0</text:p>
          </table:table-cell>
          <table:table-cell office:value-type="float" office:value="7046">
            <text:p>70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16</text:p>
          </table:table-cell>
          <table:table-cell office:value-type="string">
            <text:p>spindle pole body</text:p>
          </table:table-cell>
          <table:table-cell office:value-type="string">
            <text:p>IDA</text:p>
          </table:table-cell>
          <table:table-cell office:value-type="float" office:value="191">
            <text:p>191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223">
            <text:p>223</text:p>
          </table:table-cell>
          <table:table-cell office:value-type="string">
            <text:p>GO:0005789</text:p>
          </table:table-cell>
          <table:table-cell office:value-type="string">
            <text:p>endoplasmic reticulum membrane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5635</text:p>
          </table:table-cell>
          <table:table-cell office:value-type="string">
            <text:p>nuclear envelope</text:p>
          </table:table-cell>
          <table:table-cell office:value-type="string">
            <text:p>IDA</text:p>
          </table:table-cell>
          <table:table-cell office:value-type="float" office:value="82">
            <text:p>82</text:p>
          </table:table-cell>
          <table:table-cell office:value-type="string">
            <text:p>GO:0000324</text:p>
          </table:table-cell>
          <table:table-cell office:value-type="string">
            <text:p>fungal-type vacuole</text:p>
          </table:table-cell>
          <table:table-cell office:value-type="string">
            <text:p>IDA</text:p>
          </table:table-cell>
          <table:table-cell office:value-type="float" office:value="37">
            <text:p>37</text:p>
          </table:table-cell>
          <table:table-cell office:value-type="string">
            <text:p>GO:0015630</text:p>
          </table:table-cell>
          <table:table-cell office:value-type="string">
            <text:p>microtubule cytoskeleton</text:p>
          </table:table-cell>
          <table:table-cell office:value-type="string">
            <text:p>IDA</text:p>
          </table:table-cell>
          <table:table-cell office:value-type="float" office:value="14">
            <text:p>14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232">
            <text:p>232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449">
            <text:p>449</text:p>
          </table:table-cell>
          <table:table-cell office:value-type="string">
            <text:p>GO:0005628</text:p>
          </table:table-cell>
          <table:table-cell office:value-type="string">
            <text:p>prospore membrane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2208">
            <text:p>2208</text:p>
          </table:table-cell>
          <table:table-cell office:value-type="string">
            <text:p>GO:0000329</text:p>
          </table:table-cell>
          <table:table-cell office:value-type="string">
            <text:p>fungal-type vacuole membrane</text:p>
          </table:table-cell>
          <table:table-cell office:value-type="string">
            <text:p>IDA</text:p>
          </table:table-cell>
          <table:table-cell office:value-type="float" office:value="47">
            <text:p>47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463">
            <text:p>463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2211">
            <text:p>2211</text:p>
          </table:table-cell>
          <table:table-cell office:value-type="string">
            <text:p>GO:0005819</text:p>
          </table:table-cell>
          <table:table-cell office:value-type="string">
            <text:p>spindle</text:p>
          </table:table-cell>
          <table:table-cell office:value-type="string">
            <text:p>IDA</text:p>
          </table:table-cell>
          <table:table-cell office:value-type="float" office:value="62">
            <text:p>62</text:p>
          </table:table-cell>
          <table:table-cell office:value-type="string">
            <text:p>GO:0032153</text:p>
          </table:table-cell>
          <table:table-cell office:value-type="string">
            <text:p>cell division site</text:p>
          </table:table-cell>
          <table:table-cell office:value-type="string">
            <text:p>IDA</text:p>
          </table:table-cell>
          <table:table-cell office:value-type="float" office:value="223">
            <text:p>223</text:p>
          </table:table-cell>
          <table:table-cell office:value-type="string">
            <text:p>GO:0031966</text:p>
          </table:table-cell>
          <table:table-cell office:value-type="string">
            <text:p>mitochondrial membran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470">
            <text:p>470</text:p>
          </table:table-cell>
          <table:table-cell office:value-type="string">
            <text:p>GO:0005815</text:p>
          </table:table-cell>
          <table:table-cell office:value-type="string">
            <text:p>microtubule organizing center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51286</text:p>
          </table:table-cell>
          <table:table-cell office:value-type="string">
            <text:p>cell tip</text:p>
          </table:table-cell>
          <table:table-cell office:value-type="string">
            <text:p>IDA</text:p>
          </table:table-cell>
          <table:table-cell office:value-type="float" office:value="118">
            <text:p>118</text:p>
          </table:table-cell>
          <table:table-cell office:value-type="string">
            <text:p>GO:0005938</text:p>
          </table:table-cell>
          <table:table-cell office:value-type="string">
            <text:p>cell cortex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2412">
            <text:p>2412</text:p>
          </table:table-cell>
          <table:table-cell office:value-type="float" office:value="18614015">
            <text:p>18614015</text:p>
          </table:table-cell>
          <table:table-cell office:value-type="string">
            <text:p>A mitochondrial protein compendium elucidates complex I disease biology.</text:p>
          </table:table-cell>
          <table:table-cell office:value-type="float" office:value="2008">
            <text:p>2008</text:p>
          </table:table-cell>
          <table:table-cell office:value-type="string">
            <text:p>Cell</text:p>
          </table:table-cell>
          <table:table-cell table:number-columns-repeated="2" office:value-type="float" office:value="0">
            <text:p>0</text:p>
          </table:table-cell>
          <table:table-cell office:value-type="float" office:value="2412">
            <text:p>2412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2412">
            <text:p>2412</text:p>
          </table:table-cell>
          <table:table-cell table:number-columns-repeated="112"/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5918">
            <text:p>5918</text:p>
          </table:table-cell>
          <table:table-cell office:value-type="float" office:value="14551910">
            <text:p>14551910</text:p>
          </table:table-cell>
          <table:table-cell office:value-type="string">
            <text:p>Genome-wide RNAi of C. elegans using the hypersensitive rrf-3 strain reveals novel gene functions.</text:p>
          </table:table-cell>
          <table:table-cell office:value-type="float" office:value="2003">
            <text:p>2003</text:p>
          </table:table-cell>
          <table:table-cell office:value-type="string">
            <text:p>PLoS biology</text:p>
          </table:table-cell>
          <table:table-cell office:value-type="float" office:value="0">
            <text:p>0</text:p>
          </table:table-cell>
          <table:table-cell office:value-type="float" office:value="5918">
            <text:p>5918</text:p>
          </table:table-cell>
          <table:table-cell table:number-columns-repeated="5" office:value-type="float" office:value="0">
            <text:p>0</text:p>
          </table:table-cell>
          <table:table-cell office:value-type="float" office:value="5918">
            <text:p>5918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866">
            <text:p>866</text:p>
          </table:table-cell>
          <table:table-cell office:value-type="string">
            <text:p>GO:0040032</text:p>
          </table:table-cell>
          <table:table-cell office:value-type="string">
            <text:p>post-embryonic body morphogenesi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7</text:p>
          </table:table-cell>
          <table:table-cell office:value-type="string">
            <text:p>positive regulation of locomotion</text:p>
          </table:table-cell>
          <table:table-cell office:value-type="string">
            <text:p>IMP</text:p>
          </table:table-cell>
          <table:table-cell office:value-type="float" office:value="50">
            <text:p>50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774">
            <text:p>774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68">
            <text:p>68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23">
            <text:p>23</text:p>
          </table:table-cell>
          <table:table-cell office:value-type="string">
            <text:p>GO:0009790</text:p>
          </table:table-cell>
          <table:table-cell office:value-type="string">
            <text:p>embryo developmen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9">
            <text:p>9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67">
            <text:p>67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124">
            <text:p>124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264">
            <text:p>264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1094">
            <text:p>1094</text:p>
          </table:table-cell>
          <table:table-cell office:value-type="string">
            <text:p>GO:0040013</text:p>
          </table:table-cell>
          <table:table-cell office:value-type="string">
            <text:p>negative regulation of locomotio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834">
            <text:p>834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273">
            <text:p>273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517">
            <text:p>517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908">
            <text:p>908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29">
            <text:p>29</text:p>
          </table:table-cell>
          <table:table-cell office:value-type="string">
            <text:p>GO:0008340</text:p>
          </table:table-cell>
          <table:table-cell office:value-type="string">
            <text:p>determination of adult lifespan</text:p>
          </table:table-cell>
          <table:table-cell office:value-type="string">
            <text:p>IMP</text:p>
          </table:table-cell>
          <table:table-cell office:value-type="float" office:value="11">
            <text:p>11</text:p>
          </table:table-cell>
          <table:table-cell table:number-columns-repeated="36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863">
            <text:p>1863</text:p>
          </table:table-cell>
          <table:table-cell office:value-type="float" office:value="14562095">
            <text:p>14562095</text:p>
          </table:table-cell>
          <table:table-cell office:value-type="string">
            <text:p>Global analysis of protein localization in budding yeast.</text:p>
          </table:table-cell>
          <table:table-cell office:value-type="float" office:value="2003">
            <text:p>2003</text:p>
          </table:table-cell>
          <table:table-cell office:value-type="string">
            <text:p>Nature</text:p>
          </table:table-cell>
          <table:table-cell table:number-columns-repeated="2"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16</text:p>
          </table:table-cell>
          <table:table-cell office:value-type="string">
            <text:p>spindle pole body</text:p>
          </table:table-cell>
          <table:table-cell office:value-type="string">
            <text:p>IDA</text:p>
          </table:table-cell>
          <table:table-cell office:value-type="float" office:value="5">
            <text:p>5</text:p>
          </table:table-cell>
          <table:table-cell office:value-type="string">
            <text:p>GO:0000324</text:p>
          </table:table-cell>
          <table:table-cell office:value-type="string">
            <text:p>fungal-type vacuole</text:p>
          </table:table-cell>
          <table:table-cell office:value-type="string">
            <text:p>IDA</text:p>
          </table:table-cell>
          <table:table-cell office:value-type="float" office:value="55">
            <text:p>55</text:p>
          </table:table-cell>
          <table:table-cell office:value-type="string">
            <text:p>GO:0005935</text:p>
          </table:table-cell>
          <table:table-cell office:value-type="string">
            <text:p>cellular bud neck</text:p>
          </table:table-cell>
          <table:table-cell office:value-type="string">
            <text:p>IDA</text:p>
          </table:table-cell>
          <table:table-cell office:value-type="float" office:value="22">
            <text:p>22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9">
            <text:p>9</text:p>
          </table:table-cell>
          <table:table-cell office:value-type="string">
            <text:p>GO:0000329</text:p>
          </table:table-cell>
          <table:table-cell office:value-type="string">
            <text:p>fungal-type vacuole membrane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68</text:p>
          </table:table-cell>
          <table:table-cell office:value-type="string">
            <text:p>endosome</text:p>
          </table:table-cell>
          <table:table-cell office:value-type="string">
            <text:p>IDA</text:p>
          </table:table-cell>
          <table:table-cell office:value-type="float" office:value="14">
            <text:p>14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44">
            <text:p>44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177">
            <text:p>177</text:p>
          </table:table-cell>
          <table:table-cell office:value-type="string">
            <text:p>GO:0030137</text:p>
          </table:table-cell>
          <table:table-cell office:value-type="string">
            <text:p>COPI-coated vesicle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office:value-type="string">
            <text:p>GO:0015629</text:p>
          </table:table-cell>
          <table:table-cell office:value-type="string">
            <text:p>actin cytoskeleton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811</text:p>
          </table:table-cell>
          <table:table-cell office:value-type="string">
            <text:p>lipid particle</text:p>
          </table:table-cell>
          <table:table-cell office:value-type="string">
            <text:p>IDA</text:p>
          </table:table-cell>
          <table:table-cell office:value-type="float" office:value="9">
            <text:p>9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15630</text:p>
          </table:table-cell>
          <table:table-cell office:value-type="string">
            <text:p>microtubule cytoskeleton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30136</text:p>
          </table:table-cell>
          <table:table-cell office:value-type="string">
            <text:p>clathrin-coated vesicle</text:p>
          </table:table-cell>
          <table:table-cell office:value-type="string">
            <text:p>IDA</text:p>
          </table:table-cell>
          <table:table-cell office:value-type="float" office:value="16">
            <text:p>16</text:p>
          </table:table-cell>
          <table:table-cell office:value-type="string">
            <text:p>GO:0005933</text:p>
          </table:table-cell>
          <table:table-cell office:value-type="string">
            <text:p>cellular bud</text:p>
          </table:table-cell>
          <table:table-cell office:value-type="string">
            <text:p>IDA</text:p>
          </table:table-cell>
          <table:table-cell office:value-type="float" office:value="12">
            <text:p>12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512">
            <text:p>512</text:p>
          </table:table-cell>
          <table:table-cell office:value-type="string">
            <text:p>GO:0005777</text:p>
          </table:table-cell>
          <table:table-cell office:value-type="string">
            <text:p>peroxisome</text:p>
          </table:table-cell>
          <table:table-cell office:value-type="string">
            <text:p>IDA</text:p>
          </table:table-cell>
          <table:table-cell office:value-type="float" office:value="3">
            <text:p>3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94">
            <text:p>94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851">
            <text:p>851</text:p>
          </table:table-cell>
          <table:table-cell office:value-type="string">
            <text:p>GO:0034399</text:p>
          </table:table-cell>
          <table:table-cell office:value-type="string">
            <text:p>nuclear periphery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1251">
            <text:p>1251</text:p>
          </table:table-cell>
          <table:table-cell office:value-type="float" office:value="18431481">
            <text:p>18431481</text:p>
          </table:table-cell>
          <table:table-cell office:value-type="string">
            <text:p>Sorting signals, N-terminal modifications and abundance of the chloroplast proteome.</text:p>
          </table:table-cell>
          <table:table-cell office:value-type="float" office:value="2008">
            <text:p>2008</text:p>
          </table:table-cell>
          <table:table-cell office:value-type="string">
            <text:p>PloS one</text:p>
          </table:table-cell>
          <table:table-cell table:number-columns-repeated="2"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07</text:p>
          </table:table-cell>
          <table:table-cell office:value-type="string">
            <text:p>chloroplast</text:p>
          </table:table-cell>
          <table:table-cell office:value-type="string">
            <text:p>IDA</text:p>
          </table:table-cell>
          <table:table-cell office:value-type="float" office:value="1251">
            <text:p>1251</text:p>
          </table:table-cell>
          <table:table-cell table:number-columns-repeated="112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1476">
            <text:p>1476</text:p>
          </table:table-cell>
          <table:table-cell office:value-type="float" office:value="15791247">
            <text:p>15791247</text:p>
          </table:table-cell>
          <table:table-cell office:value-type="string">
            <text:p>Full-genome RNAi profiling of early embryogenesis in Caenorhabditis elegans.</text:p>
          </table:table-cell>
          <table:table-cell office:value-type="float" office:value="2005">
            <text:p>2005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table:number-columns-repeated="5"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19">
            <text:p>19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13">
            <text:p>13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1234">
            <text:p>1234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7">
            <text:p>7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148">
            <text:p>148</text:p>
          </table:table-cell>
          <table:table-cell office:value-type="string">
            <text:p>GO:0035046</text:p>
          </table:table-cell>
          <table:table-cell office:value-type="string">
            <text:p>pronuclear migration</text:p>
          </table:table-cell>
          <table:table-cell office:value-type="string">
            <text:p>IMP</text:p>
          </table:table-cell>
          <table:table-cell office:value-type="float" office:value="36">
            <text:p>36</text:p>
          </table:table-cell>
          <table:table-cell table:number-columns-repeated="80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1213">
            <text:p>1213</text:p>
          </table:table-cell>
          <table:table-cell office:value-type="float" office:value="14651853">
            <text:p>14651853</text:p>
          </table:table-cell>
          <table:table-cell office:value-type="string">
            <text:p>Integrated analysis of protein composition, tissue diversity, and gene regulation in mouse mitochondria.</text:p>
          </table:table-cell>
          <table:table-cell office:value-type="float" office:value="2003">
            <text:p>2003</text:p>
          </table:table-cell>
          <table:table-cell office:value-type="string">
            <text:p>Cell</text:p>
          </table:table-cell>
          <table:table-cell table:number-columns-repeated="2" office:value-type="float" office:value="0">
            <text:p>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1213">
            <text:p>1213</text:p>
          </table:table-cell>
          <table:table-cell table:number-columns-repeated="112"/>
        </table:table-row>
        <table:table-row table:style-name="ro1">
          <table:table-cell table:number-columns-repeated="2" office:value-type="float" office:value="1136">
            <text:p>1136</text:p>
          </table:table-cell>
          <table:table-cell office:value-type="float" office:value="17317660">
            <text:p>17317660</text:p>
          </table:table-cell>
          <table:table-cell office:value-type="string">
            <text:p>Quantitative phosphoproteomics of early elicitor signaling in Arabidopsis.</text:p>
          </table:table-cell>
          <table:table-cell office:value-type="float" office:value="2007">
            <text:p>2007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1136">
            <text:p>1136</text:p>
          </table:table-cell>
          <table:table-cell table:number-columns-repeated="112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2269">
            <text:p>2269</text:p>
          </table:table-cell>
          <table:table-cell office:value-type="float" office:value="12529635">
            <text:p>12529635</text:p>
          </table:table-cell>
          <table:table-cell office:value-type="string">
            <text:p>Systematic functional analysis of the Caenorhabditis elegans genome using RNAi.</text:p>
          </table:table-cell>
          <table:table-cell office:value-type="float" office:value="2003">
            <text:p>2003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2269">
            <text:p>2269</text:p>
          </table:table-cell>
          <table:table-cell table:number-columns-repeated="5" office:value-type="float" office:value="0">
            <text:p>0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18">
            <text:p>18</text:p>
          </table:table-cell>
          <table:table-cell office:value-type="string">
            <text:p>GO:0040032</text:p>
          </table:table-cell>
          <table:table-cell office:value-type="string">
            <text:p>post-embryonic body morphogenesi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62">
            <text:p>62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456">
            <text:p>456</text:p>
          </table:table-cell>
          <table:table-cell office:value-type="string">
            <text:p>GO:0045132</text:p>
          </table:table-cell>
          <table:table-cell office:value-type="string">
            <text:p>meiotic chromosome segregation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40026</text:p>
          </table:table-cell>
          <table:table-cell office:value-type="string">
            <text:p>positive regulation of vulval developmen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238">
            <text:p>238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10">
            <text:p>10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26">
            <text:p>26</text:p>
          </table:table-cell>
          <table:table-cell office:value-type="string">
            <text:p>GO:0040017</text:p>
          </table:table-cell>
          <table:table-cell office:value-type="string">
            <text:p>positive regulation of locomotion</text:p>
          </table:table-cell>
          <table:table-cell office:value-type="string">
            <text:p>IMP</text:p>
          </table:table-cell>
          <table:table-cell office:value-type="float" office:value="29">
            <text:p>29</text:p>
          </table:table-cell>
          <table:table-cell office:value-type="string">
            <text:p>GO:0042592</text:p>
          </table:table-cell>
          <table:table-cell office:value-type="string">
            <text:p>homeostatic proces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69">
            <text:p>69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158">
            <text:p>158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568">
            <text:p>568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19">
            <text:p>19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74">
            <text:p>74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321">
            <text:p>321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134">
            <text:p>134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9">
            <text:p>9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25">
            <text:p>25</text:p>
          </table:table-cell>
          <table:table-cell office:value-type="string">
            <text:p>GO:0008340</text:p>
          </table:table-cell>
          <table:table-cell office:value-type="string">
            <text:p>determination of adult lifespan</text:p>
          </table:table-cell>
          <table:table-cell office:value-type="string">
            <text:p>IMP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1365">
            <text:p>1365</text:p>
          </table:table-cell>
          <table:table-cell office:value-type="float" office:value="15525680">
            <text:p>15525680</text:p>
          </table:table-cell>
          <table:table-cell office:value-type="string">
            <text:p>Mycobacterium tuberculosis functional network analysis by global subcellular protein profiling.</text:p>
          </table:table-cell>
          <table:table-cell office:value-type="float" office:value="2005">
            <text:p>2005</text:p>
          </table:table-cell>
          <table:table-cell office:value-type="string">
            <text:p>Molecular biology of the cell</text:p>
          </table:table-cell>
          <table:table-cell table:number-columns-repeated="2"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355">
            <text:p>355</text:p>
          </table:table-cell>
          <table:table-cell office:value-type="string">
            <text:p>GO:0005618</text:p>
          </table:table-cell>
          <table:table-cell office:value-type="string">
            <text:p>cell wall</text:p>
          </table:table-cell>
          <table:table-cell office:value-type="string">
            <text:p>IDA</text:p>
          </table:table-cell>
          <table:table-cell office:value-type="float" office:value="306">
            <text:p>306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704">
            <text:p>704</text:p>
          </table:table-cell>
          <table:table-cell table:number-columns-repeated="104"/>
        </table:table-row>
        <table:table-row table:style-name="ro1">
          <table:table-cell table:number-columns-repeated="2" office:value-type="float" office:value="1041">
            <text:p>1041</text:p>
          </table:table-cell>
          <table:table-cell office:value-type="float" office:value="21166475">
            <text:p>21166475</text:p>
          </table:table-cell>
          <table:table-cell office:value-type="string">
            <text:p>Analysis of the Arabidopsis cytosolic proteome highlights subcellular partitioning of central plant metabolism.</text:p>
          </table:table-cell>
          <table:table-cell office:value-type="float" office:value="2011">
            <text:p>2011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1041">
            <text:p>1041</text:p>
          </table:table-cell>
          <table:table-cell table:number-columns-repeated="112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533">
            <text:p>1533</text:p>
          </table:table-cell>
          <table:table-cell office:value-type="float" office:value="15489339">
            <text:p>15489339</text:p>
          </table:table-cell>
          <table:table-cell office:value-type="string">
            <text:p>Toward improving Caenorhabditis elegans phenome mapping with an ORFeome-based RNAi library.</text:p>
          </table:table-cell>
          <table:table-cell office:value-type="float" office:value="2004">
            <text:p>2004</text:p>
          </table:table-cell>
          <table:table-cell office:value-type="string">
            <text:p>Genome research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table:number-columns-repeated="5"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271">
            <text:p>271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34">
            <text:p>34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32">
            <text:p>32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25">
            <text:p>25</text:p>
          </table:table-cell>
          <table:table-cell office:value-type="string">
            <text:p>GO:0048477</text:p>
          </table:table-cell>
          <table:table-cell office:value-type="string">
            <text:p>oogenesis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18">
            <text:p>18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18">
            <text:p>18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28">
            <text:p>28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303">
            <text:p>303</text:p>
          </table:table-cell>
          <table:table-cell office:value-type="string">
            <text:p>GO:0035176</text:p>
          </table:table-cell>
          <table:table-cell office:value-type="string">
            <text:p>social behavior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7">
            <text:p>7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120">
            <text:p>120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263">
            <text:p>263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385">
            <text:p>385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10">
            <text:p>10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45">
            <text:p>845</text:p>
          </table:table-cell>
          <table:table-cell office:value-type="float" office:value="16823961">
            <text:p>16823961</text:p>
          </table:table-cell>
          <table:table-cell office:value-type="string">
            <text:p>Toward the complete yeast mitochondrial proteome: multidimensional separation techniques for mitochondrial proteomics.</text:p>
          </table:table-cell>
          <table:table-cell office:value-type="float" office:value="2006">
            <text:p>2006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845">
            <text:p>845</text:p>
          </table:table-cell>
          <table:table-cell table:number-columns-repeated="112"/>
        </table:table-row>
        <table:table-row table:style-name="ro1">
          <table:table-cell table:number-columns-repeated="2" office:value-type="float" office:value="784">
            <text:p>784</text:p>
          </table:table-cell>
          <table:table-cell office:value-type="float" office:value="21533090">
            <text:p>21533090</text:p>
          </table:table-cell>
          <table:table-cell office:value-type="string">
            <text:p>Arabidopsis plasmodesmal proteome.</text:p>
          </table:table-cell>
          <table:table-cell office:value-type="float" office:value="2011">
            <text:p>2011</text:p>
          </table:table-cell>
          <table:table-cell office:value-type="string">
            <text:p>PloS one</text:p>
          </table:table-cell>
          <table:table-cell table:number-columns-repeated="2"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06</text:p>
          </table:table-cell>
          <table:table-cell office:value-type="string">
            <text:p>plasmodesma</text:p>
          </table:table-cell>
          <table:table-cell office:value-type="string">
            <text:p>IDA</text:p>
          </table:table-cell>
          <table:table-cell office:value-type="float" office:value="784">
            <text:p>784</text:p>
          </table:table-cell>
          <table:table-cell table:number-columns-repeated="112"/>
        </table:table-row>
        <table:table-row table:style-name="ro1">
          <table:table-cell table:number-columns-repeated="2" office:value-type="float" office:value="735">
            <text:p>735</text:p>
          </table:table-cell>
          <table:table-cell office:value-type="float" office:value="14532352">
            <text:p>14532352</text:p>
          </table:table-cell>
          <table:table-cell office:value-type="string">
            <text:p>Comprehensive proteomic profiling of the membrane constituents of a Mycobacterium tuberculosis strain.</text:p>
          </table:table-cell>
          <table:table-cell office:value-type="float" office:value="2003">
            <text:p>2003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735">
            <text:p>735</text:p>
          </table:table-cell>
          <table:table-cell table:number-columns-repeated="112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882">
            <text:p>882</text:p>
          </table:table-cell>
          <table:table-cell office:value-type="float" office:value="20061580">
            <text:p>20061580</text:p>
          </table:table-cell>
          <table:table-cell office:value-type="string">
            <text:p>AT_CHLORO, a comprehensive chloroplast proteome database with subplastidial localization and curated information on envelope proteins.</text:p>
          </table:table-cell>
          <table:table-cell office:value-type="float" office:value="2010">
            <text:p>2010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34</text:p>
          </table:table-cell>
          <table:table-cell office:value-type="string">
            <text:p>chloroplast thylakoid</text:p>
          </table:table-cell>
          <table:table-cell office:value-type="string">
            <text:p>IDA</text:p>
          </table:table-cell>
          <table:table-cell office:value-type="float" office:value="167">
            <text:p>167</text:p>
          </table:table-cell>
          <table:table-cell office:value-type="string">
            <text:p>GO:0009507</text:p>
          </table:table-cell>
          <table:table-cell office:value-type="string">
            <text:p>chloroplast</text:p>
          </table:table-cell>
          <table:table-cell office:value-type="string">
            <text:p>IDA</text:p>
          </table:table-cell>
          <table:table-cell office:value-type="float" office:value="12">
            <text:p>12</text:p>
          </table:table-cell>
          <table:table-cell office:value-type="string">
            <text:p>GO:0009570</text:p>
          </table:table-cell>
          <table:table-cell office:value-type="string">
            <text:p>chloroplast stroma</text:p>
          </table:table-cell>
          <table:table-cell office:value-type="string">
            <text:p>IDA</text:p>
          </table:table-cell>
          <table:table-cell office:value-type="float" office:value="428">
            <text:p>428</text:p>
          </table:table-cell>
          <table:table-cell office:value-type="string">
            <text:p>GO:0009941</text:p>
          </table:table-cell>
          <table:table-cell office:value-type="string">
            <text:p>chloroplast envelope</text:p>
          </table:table-cell>
          <table:table-cell office:value-type="string">
            <text:p>IDA</text:p>
          </table:table-cell>
          <table:table-cell office:value-type="float" office:value="275">
            <text:p>275</text:p>
          </table:table-cell>
          <table:table-cell table:number-columns-repeated="100"/>
        </table:table-row>
        <table:table-row table:style-name="ro1">
          <table:table-cell table:number-columns-repeated="2" office:value-type="float" office:value="634">
            <text:p>634</text:p>
          </table:table-cell>
          <table:table-cell office:value-type="float" office:value="15028209">
            <text:p>15028209</text:p>
          </table:table-cell>
          <table:table-cell office:value-type="string">
            <text:p>The Arabidopsis thaliana chloroplast proteome reveals pathway abundance and novel protein functions.</text:p>
          </table:table-cell>
          <table:table-cell office:value-type="float" office:value="2004">
            <text:p>2004</text:p>
          </table:table-cell>
          <table:table-cell office:value-type="string">
            <text:p>Current biology : CB</text:p>
          </table:table-cell>
          <table:table-cell table:number-columns-repeated="2"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07</text:p>
          </table:table-cell>
          <table:table-cell office:value-type="string">
            <text:p>chloroplast</text:p>
          </table:table-cell>
          <table:table-cell office:value-type="string">
            <text:p>IDA</text:p>
          </table:table-cell>
          <table:table-cell office:value-type="float" office:value="634">
            <text:p>634</text:p>
          </table:table-cell>
          <table:table-cell table:number-columns-repeated="112"/>
        </table:table-row>
        <table:table-row table:style-name="ro1">
          <table:table-cell table:number-columns-repeated="2" office:value-type="float" office:value="613">
            <text:p>613</text:p>
          </table:table-cell>
          <table:table-cell office:value-type="float" office:value="12657046">
            <text:p>12657046</text:p>
          </table:table-cell>
          <table:table-cell office:value-type="string">
            <text:p>Genes required for mycobacterial growth defined by high density mutagenesis.</text:p>
          </table:table-cell>
          <table:table-cell office:value-type="float" office:value="2003">
            <text:p>2003</text:p>
          </table:table-cell>
          <table:table-cell office:value-type="string">
            <text:p>Molecular microbiology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table:number-columns-repeated="5"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613">
            <text:p>613</text:p>
          </table:table-cell>
          <table:table-cell table:number-columns-repeated="11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661">
            <text:p>661</text:p>
          </table:table-cell>
          <table:table-cell office:value-type="float" office:value="17704769">
            <text:p>17704769</text:p>
          </table:table-cell>
          <table:table-cell office:value-type="string">
            <text:p>Genome-wide analysis identifies a general requirement for polarity proteins in endocytic traffic.</text:p>
          </table:table-cell>
          <table:table-cell office:value-type="float" office:value="2007">
            <text:p>2007</text:p>
          </table:table-cell>
          <table:table-cell office:value-type="string">
            <text:p>Nature cell biology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string">
            <text:p>GO:0032940</text:p>
          </table:table-cell>
          <table:table-cell office:value-type="string">
            <text:p>secretion by cell</text:p>
          </table:table-cell>
          <table:table-cell office:value-type="string">
            <text:p>IMP</text:p>
          </table:table-cell>
          <table:table-cell office:value-type="float" office:value="53">
            <text:p>53</text:p>
          </table:table-cell>
          <table:table-cell office:value-type="string">
            <text:p>GO:0055037</text:p>
          </table:table-cell>
          <table:table-cell office:value-type="string">
            <text:p>recycling endosome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6898</text:p>
          </table:table-cell>
          <table:table-cell office:value-type="string">
            <text:p>receptor-mediated endocytosis</text:p>
          </table:table-cell>
          <table:table-cell office:value-type="string">
            <text:p>IMP</text:p>
          </table:table-cell>
          <table:table-cell office:value-type="float" office:value="606">
            <text:p>606</text:p>
          </table:table-cell>
          <table:table-cell table:number-columns-repeated="104"/>
        </table:table-row>
        <table:table-row table:style-name="ro1">
          <table:table-cell table:number-columns-repeated="2" office:value-type="float" office:value="577">
            <text:p>577</text:p>
          </table:table-cell>
          <table:table-cell office:value-type="float" office:value="17432890">
            <text:p>17432890</text:p>
          </table:table-cell>
          <table:table-cell office:value-type="string">
            <text:p>Membrane proteomic analysis of Arabidopsis thaliana using alternative solubilization techniques.</text:p>
          </table:table-cell>
          <table:table-cell office:value-type="float" office:value="2007">
            <text:p>2007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16020</text:p>
          </table:table-cell>
          <table:table-cell office:value-type="string">
            <text:p>membrane</text:p>
          </table:table-cell>
          <table:table-cell office:value-type="string">
            <text:p>IDA</text:p>
          </table:table-cell>
          <table:table-cell office:value-type="float" office:value="577">
            <text:p>577</text:p>
          </table:table-cell>
          <table:table-cell table:number-columns-repeated="112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884">
            <text:p>884</text:p>
          </table:table-cell>
          <table:table-cell office:value-type="float" office:value="11231151">
            <text:p>11231151</text:p>
          </table:table-cell>
          <table:table-cell office:value-type="string">
            <text:p>Large-scale analysis of gene function in Caenorhabditis elegans by high-throughput RNAi.</text:p>
          </table:table-cell>
          <table:table-cell office:value-type="float" office:value="2001">
            <text:p>2001</text:p>
          </table:table-cell>
          <table:table-cell office:value-type="string">
            <text:p>Current biology : CB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table:number-columns-repeated="5"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100">
            <text:p>100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29">
            <text:p>29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37">
            <text:p>37</text:p>
          </table:table-cell>
          <table:table-cell office:value-type="string">
            <text:p>GO:0008150</text:p>
          </table:table-cell>
          <table:table-cell office:value-type="string">
            <text:p>biological_proces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332">
            <text:p>332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233">
            <text:p>233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114">
            <text:p>114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table:number-columns-repeated="64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5972">
            <text:p>5972</text:p>
          </table:table-cell>
          <table:table-cell office:value-type="float" office:value="17417969">
            <text:p>17417969</text:p>
          </table:table-cell>
          <table:table-cell office:value-type="string">
            <text:p>Large-scale RNAi screens identify novel genes that interact with the C. elegans retinoblastoma pathway as well as splicing-related components with synMuv B activity.</text:p>
          </table:table-cell>
          <table:table-cell office:value-type="float" office:value="2007">
            <text:p>2007</text:p>
          </table:table-cell>
          <table:table-cell office:value-type="string">
            <text:p>BMC developmental biology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table:number-columns-repeated="5"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1203">
            <text:p>1203</text:p>
          </table:table-cell>
          <table:table-cell office:value-type="string">
            <text:p>GO:0045132</text:p>
          </table:table-cell>
          <table:table-cell office:value-type="string">
            <text:p>meiotic chromosome segregation</text:p>
          </table:table-cell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257">
            <text:p>257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17">
            <text:p>17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20">
            <text:p>20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34">
            <text:p>34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156">
            <text:p>156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106">
            <text:p>106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742">
            <text:p>742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107">
            <text:p>107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663">
            <text:p>663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1335">
            <text:p>1335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1236">
            <text:p>1236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45">
            <text:p>45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21">
            <text:p>21</text:p>
          </table:table-cell>
          <table:table-cell office:value-type="string">
            <text:p>GO:0040017</text:p>
          </table:table-cell>
          <table:table-cell office:value-type="string">
            <text:p>positive regulation of locomotion</text:p>
          </table:table-cell>
          <table:table-cell office:value-type="string">
            <text:p>IMP</text:p>
          </table:table-cell>
          <table:table-cell office:value-type="float" office:value="22">
            <text:p>22</text:p>
          </table:table-cell>
          <table:table-cell table:number-columns-repeated="52"/>
        </table:table-row>
        <table:table-row table:style-name="ro1">
          <table:table-cell table:number-columns-repeated="2" office:value-type="float" office:value="503">
            <text:p>503</text:p>
          </table:table-cell>
          <table:table-cell office:value-type="float" office:value="14576278">
            <text:p>14576278</text:p>
          </table:table-cell>
          <table:table-cell office:value-type="string">
            <text:p>The proteome of Saccharomyces cerevisiae mitochondria.</text:p>
          </table:table-cell>
          <table:table-cell office:value-type="float" office:value="2003">
            <text:p>2003</text:p>
          </table:table-cell>
          <table:table-cell office:value-type="string">
            <text:p>Proceedings of the National Academy of Sciences of the United States of America</text:p>
          </table:table-cell>
          <table:table-cell table:number-columns-repeated="2"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503">
            <text:p>503</text:p>
          </table:table-cell>
          <table:table-cell table:number-columns-repeated="11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638">
            <text:p>638</text:p>
          </table:table-cell>
          <table:table-cell office:value-type="float" office:value="16429126">
            <text:p>16429126</text:p>
          </table:table-cell>
          <table:table-cell office:value-type="string">
            <text:p>Proteome survey reveals modularity of the yeast cell machinery.</text:p>
          </table:table-cell>
          <table:table-cell office:value-type="float" office:value="2006">
            <text:p>2006</text:p>
          </table:table-cell>
          <table:table-cell office:value-type="string">
            <text:p>Nature</text:p>
          </table:table-cell>
          <table:table-cell office:value-type="float" office:value="638">
            <text:p>638</text:p>
          </table:table-cell>
          <table:table-cell table:number-columns-repeated="7"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string">
            <text:p>GO:0005515</text:p>
          </table:table-cell>
          <table:table-cell office:value-type="string">
            <text:p>protein binding</text:p>
          </table:table-cell>
          <table:table-cell office:value-type="string">
            <text:p>IPI</text:p>
          </table:table-cell>
          <table:table-cell office:value-type="float" office:value="638">
            <text:p>638</text:p>
          </table:table-cell>
          <table:table-cell table:number-columns-repeated="11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848">
            <text:p>848</text:p>
          </table:table-cell>
          <table:table-cell office:value-type="float" office:value="21529718">
            <text:p>21529718</text:p>
          </table:table-cell>
          <table:table-cell office:value-type="string">
            <text:p>A high-resolution C. elegans essential gene network based on phenotypic profiling of a complex tissue.</text:p>
          </table:table-cell>
          <table:table-cell office:value-type="float" office:value="2011">
            <text:p>2011</text:p>
          </table:table-cell>
          <table:table-cell office:value-type="string">
            <text:p>Cell</text:p>
          </table:table-cell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 table:number-columns-repeated="5"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06468</text:p>
          </table:table-cell>
          <table:table-cell office:value-type="string">
            <text:p>protein phosphorylat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8477</text:p>
          </table:table-cell>
          <table:table-cell office:value-type="string">
            <text:p>oogenesis</text:p>
          </table:table-cell>
          <table:table-cell office:value-type="string">
            <text:p>IMP</text:p>
          </table:table-cell>
          <table:table-cell office:value-type="float" office:value="107">
            <text:p>107</text:p>
          </table:table-cell>
          <table:table-cell office:value-type="string">
            <text:p>GO:0006915</text:p>
          </table:table-cell>
          <table:table-cell office:value-type="string">
            <text:p>apoptotic process</text:p>
          </table:table-cell>
          <table:table-cell office:value-type="string">
            <text:p>IMP</text:p>
          </table:table-cell>
          <table:table-cell office:value-type="float" office:value="280">
            <text:p>280</text:p>
          </table:table-cell>
          <table:table-cell office:value-type="string">
            <text:p>GO:0008406</text:p>
          </table:table-cell>
          <table:table-cell office:value-type="string">
            <text:p>gonad development</text:p>
          </table:table-cell>
          <table:table-cell office:value-type="string">
            <text:p>IMP</text:p>
          </table:table-cell>
          <table:table-cell office:value-type="float" office:value="22">
            <text:p>22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414">
            <text:p>414</text:p>
          </table:table-cell>
          <table:table-cell office:value-type="string">
            <text:p>GO:0016477</text:p>
          </table:table-cell>
          <table:table-cell office:value-type="string">
            <text:p>cell migration</text:p>
          </table:table-cell>
          <table:table-cell office:value-type="string">
            <text:p>IMP</text:p>
          </table:table-cell>
          <table:table-cell office:value-type="float" office:value="22">
            <text:p>22</text:p>
          </table:table-cell>
          <table:table-cell table:number-columns-repeated="88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68">
            <text:p>468</text:p>
          </table:table-cell>
          <table:table-cell office:value-type="float" office:value="11256614">
            <text:p>11256614</text:p>
          </table:table-cell>
          <table:table-cell office:value-type="string">
            <text:p>Systematic subcellular localization of novel proteins identified by large-scale cDNA sequencing.</text:p>
          </table:table-cell>
          <table:table-cell office:value-type="float" office:value="2000">
            <text:p>2000</text:p>
          </table:table-cell>
          <table:table-cell office:value-type="string">
            <text:p>EMBO reports</text:p>
          </table:table-cell>
          <table:table-cell table:number-columns-repeated="2"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22</text:p>
          </table:table-cell>
          <table:table-cell office:value-type="string">
            <text:p>intracellular</text:p>
          </table:table-cell>
          <table:table-cell office:value-type="string">
            <text:p>IDA</text:p>
          </table:table-cell>
          <table:table-cell office:value-type="float" office:value="70">
            <text:p>70</text:p>
          </table:table-cell>
          <table:table-cell office:value-type="string">
            <text:p>GO:0005813</text:p>
          </table:table-cell>
          <table:table-cell office:value-type="string">
            <text:p>centrosome</text:p>
          </table:table-cell>
          <table:table-cell office:value-type="string">
            <text:p>IDA</text:p>
          </table:table-cell>
          <table:table-cell office:value-type="float" office:value="4">
            <text:p>4</text:p>
          </table:table-cell>
          <table:table-cell office:value-type="string">
            <text:p>GO:0005856</text:p>
          </table:table-cell>
          <table:table-cell office:value-type="string">
            <text:p>cytoskeleton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635</text:p>
          </table:table-cell>
          <table:table-cell office:value-type="string">
            <text:p>nuclear envelope</text:p>
          </table:table-cell>
          <table:table-cell office:value-type="string">
            <text:p>IDA</text:p>
          </table:table-cell>
          <table:table-cell office:value-type="float" office:value="6">
            <text:p>6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13">
            <text:p>13</text:p>
          </table:table-cell>
          <table:table-cell office:value-type="string">
            <text:p>GO:0015630</text:p>
          </table:table-cell>
          <table:table-cell office:value-type="string">
            <text:p>microtubule cytoskeleton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office:value-type="string">
            <text:p>GO:0005764</text:p>
          </table:table-cell>
          <table:table-cell office:value-type="string">
            <text:p>lysosome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5768</text:p>
          </table:table-cell>
          <table:table-cell office:value-type="string">
            <text:p>endosome</text:p>
          </table:table-cell>
          <table:table-cell office:value-type="string">
            <text:p>IDA</text:p>
          </table:table-cell>
          <table:table-cell office:value-type="float" office:value="7">
            <text:p>7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45">
            <text:p>45</text:p>
          </table:table-cell>
          <table:table-cell office:value-type="string">
            <text:p>GO:0015629</text:p>
          </table:table-cell>
          <table:table-cell office:value-type="string">
            <text:p>actin cytoskeleton</text:p>
          </table:table-cell>
          <table:table-cell office:value-type="string">
            <text:p>IDA</text:p>
          </table:table-cell>
          <table:table-cell office:value-type="float" office:value="6">
            <text:p>6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16">
            <text:p>16</text:p>
          </table:table-cell>
          <table:table-cell office:value-type="string">
            <text:p>GO:0016607</text:p>
          </table:table-cell>
          <table:table-cell office:value-type="string">
            <text:p>nuclear speck</text:p>
          </table:table-cell>
          <table:table-cell office:value-type="string">
            <text:p>IDA</text:p>
          </table:table-cell>
          <table:table-cell office:value-type="float" office:value="6">
            <text:p>6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51">
            <text:p>51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79">
            <text:p>79</text:p>
          </table:table-cell>
          <table:table-cell office:value-type="string">
            <text:p>GO:0005777</text:p>
          </table:table-cell>
          <table:table-cell office:value-type="string">
            <text:p>peroxisom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925</text:p>
          </table:table-cell>
          <table:table-cell office:value-type="string">
            <text:p>focal adhesion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92">
            <text:p>92</text:p>
          </table:table-cell>
          <table:table-cell office:value-type="string">
            <text:p>GO:0043234</text:p>
          </table:table-cell>
          <table:table-cell office:value-type="string">
            <text:p>protein complex</text:p>
          </table:table-cell>
          <table:table-cell office:value-type="string">
            <text:p>IDA</text:p>
          </table:table-cell>
          <table:table-cell office:value-type="float" office:value="18">
            <text:p>18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25">
            <text:p>25</text:p>
          </table:table-cell>
          <table:table-cell office:value-type="string">
            <text:p>GO:0030133</text:p>
          </table:table-cell>
          <table:table-cell office:value-type="string">
            <text:p>transport vesicle</text:p>
          </table:table-cell>
          <table:table-cell office:value-type="string">
            <text:p>IDA</text:p>
          </table:table-cell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436">
            <text:p>436</text:p>
          </table:table-cell>
          <table:table-cell office:value-type="float" office:value="17644812">
            <text:p>17644812</text:p>
          </table:table-cell>
          <table:table-cell office:value-type="string">
            <text:p>A high content in lipid-modified peripheral proteins and integral receptor kinases features in the arabidopsis plasma membrane proteome.</text:p>
          </table:table-cell>
          <table:table-cell office:value-type="float" office:value="2007">
            <text:p>2007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436">
            <text:p>436</text:p>
          </table:table-cell>
          <table:table-cell table:number-columns-repeated="11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13">
            <text:p>513</text:p>
          </table:table-cell>
          <table:table-cell office:value-type="float" office:value="16618929">
            <text:p>16618929</text:p>
          </table:table-cell>
          <table:table-cell office:value-type="string">
            <text:p>Mapping the Arabidopsis organelle proteome.</text:p>
          </table:table-cell>
          <table:table-cell office:value-type="float" office:value="2006">
            <text:p>2006</text:p>
          </table:table-cell>
          <table:table-cell office:value-type="string">
            <text:p>Proceedings of the National Academy of Sciences of the United States of America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85">
            <text:p>85</text:p>
          </table:table-cell>
          <table:table-cell office:value-type="string">
            <text:p>GO:0005774</text:p>
          </table:table-cell>
          <table:table-cell office:value-type="string">
            <text:p>vacuolar membrane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59">
            <text:p>59</text:p>
          </table:table-cell>
          <table:table-cell office:value-type="string">
            <text:p>GO:0009536</text:p>
          </table:table-cell>
          <table:table-cell office:value-type="string">
            <text:p>plastid</text:p>
          </table:table-cell>
          <table:table-cell office:value-type="string">
            <text:p>IDA</text:p>
          </table:table-cell>
          <table:table-cell office:value-type="float" office:value="59">
            <text:p>59</text:p>
          </table:table-cell>
          <table:table-cell office:value-type="string">
            <text:p>GO:0000325</text:p>
          </table:table-cell>
          <table:table-cell office:value-type="string">
            <text:p>plant-type vacuole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174">
            <text:p>174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88">
            <text:p>88</text:p>
          </table:table-cell>
          <table:table-cell table:number-columns-repeated="88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456">
            <text:p>456</text:p>
          </table:table-cell>
          <table:table-cell office:value-type="float" office:value="18433294">
            <text:p>18433294</text:p>
          </table:table-cell>
          <table:table-cell office:value-type="string">
            <text:p>A microtubule interactome: complexes with roles in cell cycle and mitosis.</text:p>
          </table:table-cell>
          <table:table-cell office:value-type="float" office:value="2008">
            <text:p>2008</text:p>
          </table:table-cell>
          <table:table-cell office:value-type="string">
            <text:p>PLoS biology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GO:0005813</text:p>
          </table:table-cell>
          <table:table-cell office:value-type="string">
            <text:p>centrosome</text:p>
          </table:table-cell>
          <table:table-cell office:value-type="string">
            <text:p>IDA</text:p>
          </table:table-cell>
          <table:table-cell office:value-type="float" office:value="3">
            <text:p>3</text:p>
          </table:table-cell>
          <table:table-cell office:value-type="string">
            <text:p>GO:0010824</text:p>
          </table:table-cell>
          <table:table-cell office:value-type="string">
            <text:p>regulation of centrosome duplication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05875</text:p>
          </table:table-cell>
          <table:table-cell office:value-type="string">
            <text:p>microtubule associated complex</text:p>
          </table:table-cell>
          <table:table-cell office:value-type="string">
            <text:p>IDA</text:p>
          </table:table-cell>
          <table:table-cell office:value-type="float" office:value="413">
            <text:p>413</text:p>
          </table:table-cell>
          <table:table-cell office:value-type="string">
            <text:p>GO:0007052</text:p>
          </table:table-cell>
          <table:table-cell office:value-type="string">
            <text:p>mitotic spindle organization</text:p>
          </table:table-cell>
          <table:table-cell office:value-type="string">
            <text:p>IMP</text:p>
          </table:table-cell>
          <table:table-cell office:value-type="float" office:value="20">
            <text:p>20</text:p>
          </table:table-cell>
          <table:table-cell office:value-type="string">
            <text:p>GO:0031122</text:p>
          </table:table-cell>
          <table:table-cell office:value-type="string">
            <text:p>cytoplasmic microtubule organization</text:p>
          </table:table-cell>
          <table:table-cell office:value-type="string">
            <text:p>IMP</text:p>
          </table:table-cell>
          <table:table-cell office:value-type="float" office:value="16">
            <text:p>16</text:p>
          </table:table-cell>
          <table:table-cell office:value-type="string">
            <text:p>GO:0005819</text:p>
          </table:table-cell>
          <table:table-cell office:value-type="string">
            <text:p>spindl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table:number-columns-repeated="92"/>
        </table:table-row>
        <table:table-row table:style-name="ro1">
          <table:table-cell table:number-columns-repeated="2" office:value-type="float" office:value="401">
            <text:p>401</text:p>
          </table:table-cell>
          <table:table-cell office:value-type="float" office:value="17151019">
            <text:p>17151019</text:p>
          </table:table-cell>
          <table:table-cell office:value-type="string">
            <text:p>A proteomics dissection of Arabidopsis thaliana vacuoles isolated from cell culture.</text:p>
          </table:table-cell>
          <table:table-cell office:value-type="float" office:value="2007">
            <text:p>2007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74</text:p>
          </table:table-cell>
          <table:table-cell office:value-type="string">
            <text:p>vacuolar membrane</text:p>
          </table:table-cell>
          <table:table-cell office:value-type="string">
            <text:p>IDA</text:p>
          </table:table-cell>
          <table:table-cell office:value-type="float" office:value="401">
            <text:p>401</text:p>
          </table:table-cell>
          <table:table-cell table:number-columns-repeated="112"/>
        </table:table-row>
        <table:table-row table:style-name="ro1">
          <table:table-cell table:number-columns-repeated="2" office:value-type="float" office:value="392">
            <text:p>392</text:p>
          </table:table-cell>
          <table:table-cell office:value-type="float" office:value="14671022">
            <text:p>14671022</text:p>
          </table:table-cell>
          <table:table-cell office:value-type="string">
            <text:p>Experimental analysis of the Arabidopsis mitochondrial proteome highlights signaling and regulatory components, provides assessment of targeting prediction programs, and indicates plant-specific mitochondrial proteins.</text:p>
          </table:table-cell>
          <table:table-cell office:value-type="float" office:value="2004">
            <text:p>2004</text:p>
          </table:table-cell>
          <table:table-cell office:value-type="string">
            <text:p>The Plant cell</text:p>
          </table:table-cell>
          <table:table-cell table:number-columns-repeated="2"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392">
            <text:p>392</text:p>
          </table:table-cell>
          <table:table-cell table:number-columns-repeated="11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639">
            <text:p>639</text:p>
          </table:table-cell>
          <table:table-cell office:value-type="float" office:value="12529643">
            <text:p>12529643</text:p>
          </table:table-cell>
          <table:table-cell office:value-type="string">
            <text:p>Genome-wide RNAi analysis of Caenorhabditis elegans fat regulatory genes.</text:p>
          </table:table-cell>
          <table:table-cell office:value-type="float" office:value="2003">
            <text:p>2003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table:number-columns-repeated="5"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string">
            <text:p>GO:0006629</text:p>
          </table:table-cell>
          <table:table-cell office:value-type="string">
            <text:p>lipid metabolic process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19915</text:p>
          </table:table-cell>
          <table:table-cell office:value-type="string">
            <text:p>lipid storage</text:p>
          </table:table-cell>
          <table:table-cell office:value-type="string">
            <text:p>IMP</text:p>
          </table:table-cell>
          <table:table-cell office:value-type="float" office:value="636">
            <text:p>636</text:p>
          </table:table-cell>
          <table:table-cell table:number-columns-repeated="108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917">
            <text:p>917</text:p>
          </table:table-cell>
          <table:table-cell office:value-type="float" office:value="12445391">
            <text:p>12445391</text:p>
          </table:table-cell>
          <table:table-cell office:value-type="string">
            <text:p>Gene clustering based on RNAi phenotypes of ovary-enriched genes in C. elegans.</text:p>
          </table:table-cell>
          <table:table-cell office:value-type="float" office:value="2002">
            <text:p>2002</text:p>
          </table:table-cell>
          <table:table-cell office:value-type="string">
            <text:p>Current biology : CB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5"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75">
            <text:p>75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13">
            <text:p>13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73">
            <text:p>73</text:p>
          </table:table-cell>
          <table:table-cell office:value-type="string">
            <text:p>GO:0008406</text:p>
          </table:table-cell>
          <table:table-cell office:value-type="string">
            <text:p>gonad development</text:p>
          </table:table-cell>
          <table:table-cell office:value-type="string">
            <text:p>IMP</text:p>
          </table:table-cell>
          <table:table-cell office:value-type="float" office:value="9">
            <text:p>9</text:p>
          </table:table-cell>
          <table:table-cell office:value-type="string">
            <text:p>GO:0040019</text:p>
          </table:table-cell>
          <table:table-cell office:value-type="string">
            <text:p>positive regulation of embryonic development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45132</text:p>
          </table:table-cell>
          <table:table-cell office:value-type="string">
            <text:p>meiotic chromosome segregation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15">
            <text:p>15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53">
            <text:p>53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20">
            <text:p>20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342">
            <text:p>342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17">
            <text:p>17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6">
            <text:p>6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128">
            <text:p>128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76">
            <text:p>76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51301</text:p>
          </table:table-cell>
          <table:table-cell office:value-type="string">
            <text:p>cell division</text:p>
          </table:table-cell>
          <table:table-cell office:value-type="string">
            <text:p>IMP</text:p>
          </table:table-cell>
          <table:table-cell office:value-type="float" office:value="53">
            <text:p>53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380">
            <text:p>380</text:p>
          </table:table-cell>
          <table:table-cell office:value-type="float" office:value="15539469">
            <text:p>15539469</text:p>
          </table:table-cell>
          <table:table-cell office:value-type="string">
            <text:p>The vegetative vacuole proteome of Arabidopsis thaliana reveals predicted and unexpected proteins.</text:p>
          </table:table-cell>
          <table:table-cell office:value-type="float" office:value="2004">
            <text:p>2004</text:p>
          </table:table-cell>
          <table:table-cell office:value-type="string">
            <text:p>The Plant cell</text:p>
          </table:table-cell>
          <table:table-cell table:number-columns-repeated="2"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73</text:p>
          </table:table-cell>
          <table:table-cell office:value-type="string">
            <text:p>vacuole</text:p>
          </table:table-cell>
          <table:table-cell office:value-type="string">
            <text:p>IDA</text:p>
          </table:table-cell>
          <table:table-cell office:value-type="float" office:value="380">
            <text:p>380</text:p>
          </table:table-cell>
          <table:table-cell table:number-columns-repeated="112"/>
        </table:table-row>
        <table:table-row table:style-name="ro1">
          <table:table-cell table:number-columns-repeated="2" office:value-type="float" office:value="375">
            <text:p>375</text:p>
          </table:table-cell>
          <table:table-cell office:value-type="float" office:value="12865426">
            <text:p>12865426</text:p>
          </table:table-cell>
          <table:table-cell office:value-type="string">
            <text:p>Proteomic analysis of the mouse liver mitochondrial inner membrane.</text:p>
          </table:table-cell>
          <table:table-cell office:value-type="float" office:value="2003">
            <text:p>2003</text:p>
          </table:table-cell>
          <table:table-cell office:value-type="string">
            <text:p>The Journal of biological chemistry</text:p>
          </table:table-cell>
          <table:table-cell table:number-columns-repeated="2"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43</text:p>
          </table:table-cell>
          <table:table-cell office:value-type="string">
            <text:p>mitochondrial inner membrane</text:p>
          </table:table-cell>
          <table:table-cell office:value-type="string">
            <text:p>IDA</text:p>
          </table:table-cell>
          <table:table-cell office:value-type="float" office:value="375">
            <text:p>375</text:p>
          </table:table-cell>
          <table:table-cell table:number-columns-repeated="11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509">
            <text:p>509</text:p>
          </table:table-cell>
          <table:table-cell office:value-type="float" office:value="16189514">
            <text:p>16189514</text:p>
          </table:table-cell>
          <table:table-cell office:value-type="string">
            <text:p>Towards a proteome-scale map of the human protein-protein interaction network.</text:p>
          </table:table-cell>
          <table:table-cell office:value-type="float" office:value="2005">
            <text:p>2005</text:p>
          </table:table-cell>
          <table:table-cell office:value-type="string">
            <text:p>Nature</text:p>
          </table:table-cell>
          <table:table-cell office:value-type="float" office:value="509">
            <text:p>509</text:p>
          </table:table-cell>
          <table:table-cell table:number-columns-repeated="7"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string">
            <text:p>GO:0005515</text:p>
          </table:table-cell>
          <table:table-cell office:value-type="string">
            <text:p>protein binding</text:p>
          </table:table-cell>
          <table:table-cell office:value-type="string">
            <text:p>IPI</text:p>
          </table:table-cell>
          <table:table-cell office:value-type="float" office:value="480">
            <text:p>480</text:p>
          </table:table-cell>
          <table:table-cell office:value-type="string">
            <text:p>GO:0042802</text:p>
          </table:table-cell>
          <table:table-cell office:value-type="string">
            <text:p>identical protein binding</text:p>
          </table:table-cell>
          <table:table-cell office:value-type="string">
            <text:p>IPI</text:p>
          </table:table-cell>
          <table:table-cell office:value-type="float" office:value="29">
            <text:p>29</text:p>
          </table:table-cell>
          <table:table-cell table:number-columns-repeated="108"/>
        </table:table-row>
        <table:table-row table:style-name="ro1">
          <table:table-cell table:number-columns-repeated="2" office:value-type="float" office:value="338">
            <text:p>338</text:p>
          </table:table-cell>
          <table:table-cell office:value-type="float" office:value="20422638">
            <text:p>20422638</text:p>
          </table:table-cell>
          <table:table-cell office:value-type="string">
            <text:p>The secreted proteome profile of developing Dictyostelium discoideum cells.</text:p>
          </table:table-cell>
          <table:table-cell office:value-type="float" office:value="2010">
            <text:p>2010</text:p>
          </table:table-cell>
          <table:table-cell office:value-type="string">
            <text:p>Proteomics</text:p>
          </table:table-cell>
          <table:table-cell table:number-columns-repeated="2"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15</text:p>
          </table:table-cell>
          <table:table-cell office:value-type="string">
            <text:p>extracellular space</text:p>
          </table:table-cell>
          <table:table-cell office:value-type="string">
            <text:p>IDA</text:p>
          </table:table-cell>
          <table:table-cell office:value-type="float" office:value="338">
            <text:p>338</text:p>
          </table:table-cell>
          <table:table-cell table:number-columns-repeated="112"/>
        </table:table-row>
        <table:table-row table:style-name="ro1">
          <table:table-cell table:number-columns-repeated="2" office:value-type="float" office:value="328">
            <text:p>328</text:p>
          </table:table-cell>
          <table:table-cell office:value-type="float" office:value="12938931">
            <text:p>12938931</text:p>
          </table:table-cell>
          <table:table-cell office:value-type="string">
            <text:p>Proteomic study of the Arabidopsis thaliana chloroplastic envelope membrane utilizing alternatives to traditional two-dimensional electrophoresis.</text:p>
          </table:table-cell>
          <table:table-cell office:value-type="float" office:value="2003">
            <text:p>2003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941</text:p>
          </table:table-cell>
          <table:table-cell office:value-type="string">
            <text:p>chloroplast envelope</text:p>
          </table:table-cell>
          <table:table-cell office:value-type="string">
            <text:p>IDA</text:p>
          </table:table-cell>
          <table:table-cell office:value-type="float" office:value="328">
            <text:p>328</text:p>
          </table:table-cell>
          <table:table-cell table:number-columns-repeated="11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office:value-type="float" office:value="16336044">
            <text:p>16336044</text:p>
          </table:table-cell>
          <table:table-cell office:value-type="string">
            <text:p>Identification of Drosophila gene products required for phagocytosis of Candida albicans.</text:p>
          </table:table-cell>
          <table:table-cell office:value-type="float" office:value="2006">
            <text:p>2006</text:p>
          </table:table-cell>
          <table:table-cell office:value-type="string">
            <text:p>PLoS biology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GO:0050830</text:p>
          </table:table-cell>
          <table:table-cell office:value-type="string">
            <text:p>defense response to Gram-positive bacterium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3499</text:p>
          </table:table-cell>
          <table:table-cell office:value-type="string">
            <text:p>eukaryotic cell surface binding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6911</text:p>
          </table:table-cell>
          <table:table-cell office:value-type="string">
            <text:p>phagocytosis, engulfment</text:p>
          </table:table-cell>
          <table:table-cell office:value-type="string">
            <text:p>IMP</text:p>
          </table:table-cell>
          <table:table-cell office:value-type="float" office:value="319">
            <text:p>319</text:p>
          </table:table-cell>
          <table:table-cell office:value-type="string">
            <text:p>GO:0050829</text:p>
          </table:table-cell>
          <table:table-cell office:value-type="string">
            <text:p>defense response to Gram-negative bacterium</text:p>
          </table:table-cell>
          <table:table-cell office:value-type="string">
            <text:p>IMP</text:p>
          </table:table-cell>
          <table:table-cell office:value-type="float" office:value="6">
            <text:p>6</text:p>
          </table:table-cell>
          <table:table-cell office:value-type="string">
            <text:p>GO:0001878</text:p>
          </table:table-cell>
          <table:table-cell office:value-type="string">
            <text:p>response to yeas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table:number-columns-repeated="96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12">
            <text:p>312</text:p>
          </table:table-cell>
          <table:table-cell office:value-type="float" office:value="18633119">
            <text:p>18633119</text:p>
          </table:table-cell>
          <table:table-cell office:value-type="string">
            <text:p>Quantitative proteomics of a chloroplast SRP54 sorting mutant and its genetic interactions with CLPC1 in Arabidopsis.</text:p>
          </table:table-cell>
          <table:table-cell office:value-type="float" office:value="2008">
            <text:p>2008</text:p>
          </table:table-cell>
          <table:table-cell office:value-type="string">
            <text:p>Plant physiology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79</text:p>
          </table:table-cell>
          <table:table-cell office:value-type="string">
            <text:p>thylakoid</text:p>
          </table:table-cell>
          <table:table-cell office:value-type="string">
            <text:p>IDA</text:p>
          </table:table-cell>
          <table:table-cell office:value-type="float" office:value="53">
            <text:p>53</text:p>
          </table:table-cell>
          <table:table-cell office:value-type="string">
            <text:p>GO:0009570</text:p>
          </table:table-cell>
          <table:table-cell office:value-type="string">
            <text:p>chloroplast stroma</text:p>
          </table:table-cell>
          <table:table-cell office:value-type="string">
            <text:p>IDA</text:p>
          </table:table-cell>
          <table:table-cell office:value-type="float" office:value="259">
            <text:p>259</text:p>
          </table:table-cell>
          <table:table-cell table:number-columns-repeated="108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31">
            <text:p>331</text:p>
          </table:table-cell>
          <table:table-cell office:value-type="float" office:value="11914276">
            <text:p>11914276</text:p>
          </table:table-cell>
          <table:table-cell office:value-type="string">
            <text:p>Subcellular localization of the yeast proteome.</text:p>
          </table:table-cell>
          <table:table-cell office:value-type="float" office:value="2002">
            <text:p>2002</text:p>
          </table:table-cell>
          <table:table-cell office:value-type="string">
            <text:p>Genes &amp; development</text:p>
          </table:table-cell>
          <table:table-cell table:number-columns-repeated="2"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35</text:p>
          </table:table-cell>
          <table:table-cell office:value-type="string">
            <text:p>nuclear envelope</text:p>
          </table:table-cell>
          <table:table-cell office:value-type="string">
            <text:p>IDA</text:p>
          </table:table-cell>
          <table:table-cell office:value-type="float" office:value="4">
            <text:p>4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30</text:p>
          </table:table-cell>
          <table:table-cell office:value-type="string">
            <text:p>nucleolus</text:p>
          </table:table-cell>
          <table:table-cell office:value-type="string">
            <text:p>IDA</text:p>
          </table:table-cell>
          <table:table-cell office:value-type="float" office:value="3">
            <text:p>3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21">
            <text:p>21</text:p>
          </table:table-cell>
          <table:table-cell office:value-type="string">
            <text:p>GO:0005634</text:p>
          </table:table-cell>
          <table:table-cell office:value-type="string">
            <text:p>nucleus</text:p>
          </table:table-cell>
          <table:table-cell office:value-type="string">
            <text:p>IDA</text:p>
          </table:table-cell>
          <table:table-cell office:value-type="float" office:value="58">
            <text:p>58</text:p>
          </table:table-cell>
          <table:table-cell office:value-type="string">
            <text:p>GO:0005737</text:p>
          </table:table-cell>
          <table:table-cell office:value-type="string">
            <text:p>cytoplasm</text:p>
          </table:table-cell>
          <table:table-cell office:value-type="string">
            <text:p>IDA</text:p>
          </table:table-cell>
          <table:table-cell office:value-type="float" office:value="217">
            <text:p>217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4">
            <text:p>4</text:p>
          </table:table-cell>
          <table:table-cell table:number-columns-repeated="88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61">
            <text:p>761</text:p>
          </table:table-cell>
          <table:table-cell office:value-type="float" office:value="11099033">
            <text:p>11099033</text:p>
          </table:table-cell>
          <table:table-cell office:value-type="string">
            <text:p>Functional genomic analysis of C. elegans chromosome I by systematic RNA interference.</text:p>
          </table:table-cell>
          <table:table-cell office:value-type="float" office:value="2000">
            <text:p>2000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table:number-columns-repeated="5"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35">
            <text:p>35</text:p>
          </table:table-cell>
          <table:table-cell office:value-type="string">
            <text:p>GO:0040018</text:p>
          </table:table-cell>
          <table:table-cell office:value-type="string">
            <text:p>positive regulation of multicellular organism growth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40002</text:p>
          </table:table-cell>
          <table:table-cell office:value-type="string">
            <text:p>collagen and cuticulin-based cuticle development</text:p>
          </table:table-cell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string">
            <text:p>GO:0018991</text:p>
          </table:table-cell>
          <table:table-cell office:value-type="string">
            <text:p>oviposition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09790</text:p>
          </table:table-cell>
          <table:table-cell office:value-type="string">
            <text:p>embryo development</text:p>
          </table:table-cell>
          <table:table-cell office:value-type="string">
            <text:p>IMP</text:p>
          </table:table-cell>
          <table:table-cell office:value-type="float" office:value="56">
            <text:p>56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204">
            <text:p>204</text:p>
          </table:table-cell>
          <table:table-cell office:value-type="string">
            <text:p>GO:0040035</text:p>
          </table:table-cell>
          <table:table-cell office:value-type="string">
            <text:p>hermaphrodite genitalia development</text:p>
          </table:table-cell>
          <table:table-cell office:value-type="string">
            <text:p>IMP</text:p>
          </table:table-cell>
          <table:table-cell office:value-type="float" office:value="23">
            <text:p>23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07052</text:p>
          </table:table-cell>
          <table:table-cell office:value-type="string">
            <text:p>mitotic spindle organization</text:p>
          </table:table-cell>
          <table:table-cell office:value-type="string">
            <text:p>IMP</text:p>
          </table:table-cell>
          <table:table-cell office:value-type="float" office:value="6">
            <text:p>6</text:p>
          </table:table-cell>
          <table:table-cell office:value-type="string">
            <text:p>GO:0007126</text:p>
          </table:table-cell>
          <table:table-cell office:value-type="string">
            <text:p>meiosis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40019</text:p>
          </table:table-cell>
          <table:table-cell office:value-type="string">
            <text:p>positive regulation of embryonic development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38">
            <text:p>38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71">
            <text:p>71</text:p>
          </table:table-cell>
          <table:table-cell office:value-type="string">
            <text:p>GO:0008340</text:p>
          </table:table-cell>
          <table:table-cell office:value-type="string">
            <text:p>determination of adult lifespa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109">
            <text:p>109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61">
            <text:p>61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36">
            <text:p>36</text:p>
          </table:table-cell>
          <table:table-cell office:value-type="string">
            <text:p>GO:0040015</text:p>
          </table:table-cell>
          <table:table-cell office:value-type="string">
            <text:p>negative regulation of multicellular organism growth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27</text:p>
          </table:table-cell>
          <table:table-cell office:value-type="string">
            <text:p>negative regulation of vulval developmen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51301</text:p>
          </table:table-cell>
          <table:table-cell office:value-type="string">
            <text:p>cell divis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45132</text:p>
          </table:table-cell>
          <table:table-cell office:value-type="string">
            <text:p>meiotic chromosome segregation</text:p>
          </table:table-cell>
          <table:table-cell office:value-type="string">
            <text:p>IMP</text:p>
          </table:table-cell>
          <table:table-cell office:value-type="float" office:value="11">
            <text:p>11</text:p>
          </table:table-cell>
          <table:table-cell office:value-type="string">
            <text:p>GO:0040026</text:p>
          </table:table-cell>
          <table:table-cell office:value-type="string">
            <text:p>positive regulation of vulval development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18996</text:p>
          </table:table-cell>
          <table:table-cell office:value-type="string">
            <text:p>molting cycle, collagen and cuticulin-based cuticle</text:p>
          </table:table-cell>
          <table:table-cell office:value-type="string">
            <text:p>IMP</text:p>
          </table:table-cell>
          <table:table-cell office:value-type="float" office:value="13">
            <text:p>13</text:p>
          </table:table-cell>
          <table:table-cell office:value-type="string">
            <text:p>GO:0006997</text:p>
          </table:table-cell>
          <table:table-cell office:value-type="string">
            <text:p>nucleus organization</text:p>
          </table:table-cell>
          <table:table-cell office:value-type="string">
            <text:p>IMP</text:p>
          </table:table-cell>
          <table:table-cell office:value-type="float" office:value="7">
            <text:p>7</text:p>
          </table:table-cell>
          <table:table-cell office:value-type="string">
            <text:p>GO:0002009</text:p>
          </table:table-cell>
          <table:table-cell office:value-type="string">
            <text:p>morphogenesis of an epithelium</text:p>
          </table:table-cell>
          <table:table-cell office:value-type="string">
            <text:p>IMP</text:p>
          </table:table-cell>
          <table:table-cell office:value-type="float" office:value="9">
            <text:p>9</text:p>
          </table:table-cell>
          <table:table-cell office:value-type="string">
            <text:p>GO:0001703</text:p>
          </table:table-cell>
          <table:table-cell office:value-type="string">
            <text:p>gastrulation with mouth forming first</text:p>
          </table:table-cell>
          <table:table-cell office:value-type="string">
            <text:p>IMP</text:p>
          </table:table-cell>
          <table:table-cell office:value-type="float" office:value="42">
            <text:p>42</text:p>
          </table:table-cell>
          <table:table-cell office:value-type="string">
            <text:p>GO:0007028</text:p>
          </table:table-cell>
          <table:table-cell office:value-type="string">
            <text:p>cytoplasm organizatio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40013</text:p>
          </table:table-cell>
          <table:table-cell office:value-type="string">
            <text:p>negative regulation of locomotio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35046</text:p>
          </table:table-cell>
          <table:table-cell office:value-type="string">
            <text:p>pronuclear migrat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499">
            <text:p>499</text:p>
          </table:table-cell>
          <table:table-cell office:value-type="float" office:value="11099034">
            <text:p>11099034</text:p>
          </table:table-cell>
          <table:table-cell office:value-type="string">
            <text:p>Functional genomic analysis of cell division in C. elegans using RNAi of genes on chromosome III.</text:p>
          </table:table-cell>
          <table:table-cell office:value-type="float" office:value="2000">
            <text:p>2000</text:p>
          </table:table-cell>
          <table:table-cell office:value-type="string">
            <text:p>Nature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table:number-columns-repeated="5"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string">
            <text:p>GO:0040007</text:p>
          </table:table-cell>
          <table:table-cell office:value-type="string">
            <text:p>growth</text:p>
          </table:table-cell>
          <table:table-cell office:value-type="string">
            <text:p>IMP</text:p>
          </table:table-cell>
          <table:table-cell office:value-type="float" office:value="52">
            <text:p>52</text:p>
          </table:table-cell>
          <table:table-cell office:value-type="string">
            <text:p>GO:0040010</text:p>
          </table:table-cell>
          <table:table-cell office:value-type="string">
            <text:p>positive regulation of growth rate</text:p>
          </table:table-cell>
          <table:table-cell office:value-type="string">
            <text:p>IMP</text:p>
          </table:table-cell>
          <table:table-cell office:value-type="float" office:value="19">
            <text:p>19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string">
            <text:p>IMP</text:p>
          </table:table-cell>
          <table:table-cell office:value-type="float" office:value="4">
            <text:p>4</text:p>
          </table:table-cell>
          <table:table-cell office:value-type="string">
            <text:p>GO:0010171</text:p>
          </table:table-cell>
          <table:table-cell office:value-type="string">
            <text:p>body morphogenesis</text:p>
          </table:table-cell>
          <table:table-cell office:value-type="string">
            <text:p>IMP</text:p>
          </table:table-cell>
          <table:table-cell office:value-type="float" office:value="23">
            <text:p>23</text:p>
          </table:table-cell>
          <table:table-cell office:value-type="string">
            <text:p>GO:0009792</text:p>
          </table:table-cell>
          <table:table-cell office:value-type="string">
            <text:p>embryo development ending in birth or egg hatching</text:p>
          </table:table-cell>
          <table:table-cell office:value-type="string">
            <text:p>IMP</text:p>
          </table:table-cell>
          <table:table-cell office:value-type="float" office:value="304">
            <text:p>304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string">
            <text:p>IMP</text:p>
          </table:table-cell>
          <table:table-cell office:value-type="float" office:value="44">
            <text:p>44</text:p>
          </table:table-cell>
          <table:table-cell office:value-type="string">
            <text:p>GO:0002119</text:p>
          </table:table-cell>
          <table:table-cell office:value-type="string">
            <text:p>nematode larval development</text:p>
          </table:table-cell>
          <table:table-cell office:value-type="string">
            <text:p>IMP</text:p>
          </table:table-cell>
          <table:table-cell office:value-type="float" office:value="52">
            <text:p>52</text:p>
          </table:table-cell>
          <table:table-cell office:value-type="string">
            <text:p>GO:0008340</text:p>
          </table:table-cell>
          <table:table-cell office:value-type="string">
            <text:p>determination of adult lifespan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table:number-columns-repeated="8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433">
            <text:p>433</text:p>
          </table:table-cell>
          <table:table-cell office:value-type="float" office:value="11591653">
            <text:p>11591653</text:p>
          </table:table-cell>
          <table:table-cell office:value-type="string">
            <text:p>Protein-protein interaction panel using mouse full-length cDNAs.</text:p>
          </table:table-cell>
          <table:table-cell office:value-type="float" office:value="2001">
            <text:p>2001</text:p>
          </table:table-cell>
          <table:table-cell office:value-type="string">
            <text:p>Genome research</text:p>
          </table:table-cell>
          <table:table-cell office:value-type="float" office:value="433">
            <text:p>433</text:p>
          </table:table-cell>
          <table:table-cell table:number-columns-repeated="7"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string">
            <text:p>GO:0005515</text:p>
          </table:table-cell>
          <table:table-cell office:value-type="string">
            <text:p>protein binding</text:p>
          </table:table-cell>
          <table:table-cell office:value-type="string">
            <text:p>IPI</text:p>
          </table:table-cell>
          <table:table-cell office:value-type="float" office:value="377">
            <text:p>377</text:p>
          </table:table-cell>
          <table:table-cell office:value-type="string">
            <text:p>GO:0042802</text:p>
          </table:table-cell>
          <table:table-cell office:value-type="string">
            <text:p>identical protein binding</text:p>
          </table:table-cell>
          <table:table-cell office:value-type="string">
            <text:p>IPI</text:p>
          </table:table-cell>
          <table:table-cell office:value-type="float" office:value="56">
            <text:p>56</text:p>
          </table:table-cell>
          <table:table-cell table:number-columns-repeated="108"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16502469">
            <text:p>16502469</text:p>
          </table:table-cell>
          <table:table-cell office:value-type="string">
            <text:p>The early responses of Arabidopsis thaliana cells to cadmium exposure explored by protein and metabolite profiling analyses.</text:p>
          </table:table-cell>
          <table:table-cell office:value-type="float" office:value="2006">
            <text:p>2006</text:p>
          </table:table-cell>
          <table:table-cell office:value-type="string">
            <text:p>Proteomics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table:number-columns-repeated="3" office:value-type="float" office:value="0">
            <text:p>0</text:p>
          </table:table-cell>
          <table:table-cell office:value-type="float" office:value="260">
            <text:p>2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:0046686</text:p>
          </table:table-cell>
          <table:table-cell office:value-type="string">
            <text:p>response to cadmium ion</text:p>
          </table:table-cell>
          <table:table-cell office:value-type="string">
            <text:p>IEP</text:p>
          </table:table-cell>
          <table:table-cell office:value-type="float" office:value="260">
            <text:p>260</text:p>
          </table:table-cell>
          <table:table-cell table:number-columns-repeated="11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12529438">
            <text:p>12529438</text:p>
          </table:table-cell>
          <table:table-cell office:value-type="string">
            <text:p>Global transcriptional responses of fission yeast to environmental stress.</text:p>
          </table:table-cell>
          <table:table-cell office:value-type="float" office:value="2003">
            <text:p>2003</text:p>
          </table:table-cell>
          <table:table-cell office:value-type="string">
            <text:p>Molecular biology of the cell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number-columns-repeated="3" office:value-type="float" office:value="0">
            <text:p>0</text:p>
          </table:table-cell>
          <table:table-cell office:value-type="float" office:value="259">
            <text:p>2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:0071276</text:p>
          </table:table-cell>
          <table:table-cell office:value-type="string">
            <text:p>cellular response to cadmium ion</text:p>
          </table:table-cell>
          <table:table-cell office:value-type="string">
            <text:p>IEP</text:p>
          </table:table-cell>
          <table:table-cell office:value-type="float" office:value="1">
            <text:p>1</text:p>
          </table:table-cell>
          <table:table-cell office:value-type="string">
            <text:p>GO:0034599</text:p>
          </table:table-cell>
          <table:table-cell office:value-type="string">
            <text:p>cellular response to oxidative stress</text:p>
          </table:table-cell>
          <table:table-cell office:value-type="string">
            <text:p>IEP</text:p>
          </table:table-cell>
          <table:table-cell office:value-type="float" office:value="10">
            <text:p>10</text:p>
          </table:table-cell>
          <table:table-cell office:value-type="string">
            <text:p>GO:0034605</text:p>
          </table:table-cell>
          <table:table-cell office:value-type="string">
            <text:p>cellular response to heat</text:p>
          </table:table-cell>
          <table:table-cell office:value-type="string">
            <text:p>IEP</text:p>
          </table:table-cell>
          <table:table-cell office:value-type="float" office:value="9">
            <text:p>9</text:p>
          </table:table-cell>
          <table:table-cell office:value-type="string">
            <text:p>GO:0033554</text:p>
          </table:table-cell>
          <table:table-cell office:value-type="string">
            <text:p>cellular response to stress</text:p>
          </table:table-cell>
          <table:table-cell office:value-type="string">
            <text:p>IEP</text:p>
          </table:table-cell>
          <table:table-cell office:value-type="float" office:value="239">
            <text:p>239</text:p>
          </table:table-cell>
          <table:table-cell table:number-columns-repeated="100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97">
            <text:p>397</text:p>
          </table:table-cell>
          <table:table-cell office:value-type="float" office:value="17412918">
            <text:p>17412918</text:p>
          </table:table-cell>
          <table:table-cell office:value-type="string">
            <text:p>Genes required for mitotic spindle assembly in Drosophila S2 cells.</text:p>
          </table:table-cell>
          <table:table-cell office:value-type="float" office:value="2007">
            <text:p>2007</text:p>
          </table:table-cell>
          <table:table-cell office:value-type="string">
            <text:p>Science (New York, N.Y.)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string">
            <text:p>GO:0000910</text:p>
          </table:table-cell>
          <table:table-cell office:value-type="string">
            <text:p>cytokinesis</text:p>
          </table:table-cell>
          <table:table-cell office:value-type="string">
            <text:p>IMP</text:p>
          </table:table-cell>
          <table:table-cell office:value-type="float" office:value="7">
            <text:p>7</text:p>
          </table:table-cell>
          <table:table-cell office:value-type="string">
            <text:p>GO:0007067</text:p>
          </table:table-cell>
          <table:table-cell office:value-type="string">
            <text:p>mitosi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GO:0005814</text:p>
          </table:table-cell>
          <table:table-cell office:value-type="string">
            <text:p>centriole</text:p>
          </table:table-cell>
          <table:table-cell office:value-type="string">
            <text:p>IDA</text:p>
          </table:table-cell>
          <table:table-cell office:value-type="float" office:value="4">
            <text:p>4</text:p>
          </table:table-cell>
          <table:table-cell office:value-type="string">
            <text:p>GO:0007052</text:p>
          </table:table-cell>
          <table:table-cell office:value-type="string">
            <text:p>mitotic spindle organization</text:p>
          </table:table-cell>
          <table:table-cell office:value-type="string">
            <text:p>IMP</text:p>
          </table:table-cell>
          <table:table-cell office:value-type="float" office:value="215">
            <text:p>215</text:p>
          </table:table-cell>
          <table:table-cell office:value-type="string">
            <text:p>GO:0051297</text:p>
          </table:table-cell>
          <table:table-cell office:value-type="string">
            <text:p>centrosome organization</text:p>
          </table:table-cell>
          <table:table-cell office:value-type="string">
            <text:p>IMP</text:p>
          </table:table-cell>
          <table:table-cell office:value-type="float" office:value="10">
            <text:p>1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office:value-type="string">
            <text:p>GO:0000022</text:p>
          </table:table-cell>
          <table:table-cell office:value-type="string">
            <text:p>mitotic spindle elongation</text:p>
          </table:table-cell>
          <table:table-cell office:value-type="string">
            <text:p>IMP</text:p>
          </table:table-cell>
          <table:table-cell office:value-type="float" office:value="100">
            <text:p>100</text:p>
          </table:table-cell>
          <table:table-cell office:value-type="string">
            <text:p>GO:0051383</text:p>
          </table:table-cell>
          <table:table-cell office:value-type="string">
            <text:p>kinetochore organization</text:p>
          </table:table-cell>
          <table:table-cell office:value-type="string">
            <text:p>IMP</text:p>
          </table:table-cell>
          <table:table-cell office:value-type="float" office:value="2">
            <text:p>2</text:p>
          </table:table-cell>
          <table:table-cell office:value-type="string">
            <text:p>GO:0005819</text:p>
          </table:table-cell>
          <table:table-cell office:value-type="string">
            <text:p>spindle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office:value-type="string">
            <text:p>GO:0051298</text:p>
          </table:table-cell>
          <table:table-cell office:value-type="string">
            <text:p>centrosome duplication</text:p>
          </table:table-cell>
          <table:table-cell office:value-type="string">
            <text:p>IMP</text:p>
          </table:table-cell>
          <table:table-cell office:value-type="float" office:value="5">
            <text:p>5</text:p>
          </table:table-cell>
          <table:table-cell office:value-type="string">
            <text:p>GO:0000785</text:p>
          </table:table-cell>
          <table:table-cell office:value-type="string">
            <text:p>chromatin</text:p>
          </table:table-cell>
          <table:table-cell office:value-type="string">
            <text:p>IDA</text:p>
          </table:table-cell>
          <table:table-cell office:value-type="float" office:value="2">
            <text:p>2</text:p>
          </table:table-cell>
          <table:table-cell office:value-type="string">
            <text:p>GO:0000776</text:p>
          </table:table-cell>
          <table:table-cell office:value-type="string">
            <text:p>kinetochore</text:p>
          </table:table-cell>
          <table:table-cell office:value-type="string">
            <text:p>IDA</text:p>
          </table:table-cell>
          <table:table-cell office:value-type="float" office:value="10">
            <text:p>10</text:p>
          </table:table-cell>
          <table:table-cell office:value-type="string">
            <text:p>GO:0008283</text:p>
          </table:table-cell>
          <table:table-cell office:value-type="string">
            <text:p>cell proliferation</text:p>
          </table:table-cell>
          <table:table-cell office:value-type="string">
            <text:p>IMP</text:p>
          </table:table-cell>
          <table:table-cell office:value-type="float" office:value="10">
            <text:p>10</text:p>
          </table:table-cell>
          <table:table-cell office:value-type="string">
            <text:p>GO:0007088</text:p>
          </table:table-cell>
          <table:table-cell office:value-type="string">
            <text:p>regulation of mitosis</text:p>
          </table:table-cell>
          <table:table-cell office:value-type="string">
            <text:p>IMP</text:p>
          </table:table-cell>
          <table:table-cell office:value-type="float" office:value="6">
            <text:p>6</text:p>
          </table:table-cell>
          <table:table-cell office:value-type="string">
            <text:p>GO:0000922</text:p>
          </table:table-cell>
          <table:table-cell office:value-type="string">
            <text:p>spindle pole</text:p>
          </table:table-cell>
          <table:table-cell office:value-type="string">
            <text:p>IDA</text:p>
          </table:table-cell>
          <table:table-cell office:value-type="float" office:value="3">
            <text:p>3</text:p>
          </table:table-cell>
          <table:table-cell office:value-type="string">
            <text:p>GO:0007076</text:p>
          </table:table-cell>
          <table:table-cell office:value-type="string">
            <text:p>mitotic chromosome condensation</text:p>
          </table:table-cell>
          <table:table-cell office:value-type="string">
            <text:p>IMP</text:p>
          </table:table-cell>
          <table:table-cell office:value-type="float" office:value="11">
            <text:p>11</text:p>
          </table:table-cell>
          <table:table-cell table:number-columns-repeated="5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97">
            <text:p>397</text:p>
          </table:table-cell>
          <table:table-cell office:value-type="float" office:value="18981222">
            <text:p>18981222</text:p>
          </table:table-cell>
          <table:table-cell office:value-type="string">
            <text:p>Conservation of the protein composition and electron microscopy structure of Drosophila melanogaster and human spliceosomal complexes.</text:p>
          </table:table-cell>
          <table:table-cell office:value-type="float" office:value="2009">
            <text:p>2009</text:p>
          </table:table-cell>
          <table:table-cell office:value-type="string">
            <text:p>Molecular and cellular biology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71013</text:p>
          </table:table-cell>
          <table:table-cell office:value-type="string">
            <text:p>catalytic step 2 spliceosome</text:p>
          </table:table-cell>
          <table:table-cell office:value-type="string">
            <text:p>IDA</text:p>
          </table:table-cell>
          <table:table-cell office:value-type="float" office:value="170">
            <text:p>170</text:p>
          </table:table-cell>
          <table:table-cell office:value-type="string">
            <text:p>GO:0071011</text:p>
          </table:table-cell>
          <table:table-cell office:value-type="string">
            <text:p>precatalytic spliceosome</text:p>
          </table:table-cell>
          <table:table-cell office:value-type="string">
            <text:p>IDA</text:p>
          </table:table-cell>
          <table:table-cell office:value-type="float" office:value="227">
            <text:p>227</text:p>
          </table:table-cell>
          <table:table-cell table:number-columns-repeated="108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office:value-type="float" office:value="16287169">
            <text:p>16287169</text:p>
          </table:table-cell>
          <table:table-cell office:value-type="string">
            <text:p>Arabidopsis cell wall proteome defined using multidimensional protein identification technology.</text:p>
          </table:table-cell>
          <table:table-cell office:value-type="float" office:value="2006">
            <text:p>2006</text:p>
          </table:table-cell>
          <table:table-cell office:value-type="string">
            <text:p>Proteomics</text:p>
          </table:table-cell>
          <table:table-cell table:number-columns-repeated="2"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18</text:p>
          </table:table-cell>
          <table:table-cell office:value-type="string">
            <text:p>cell wall</text:p>
          </table:table-cell>
          <table:table-cell office:value-type="string">
            <text:p>IDA</text:p>
          </table:table-cell>
          <table:table-cell office:value-type="float" office:value="160">
            <text:p>160</text:p>
          </table:table-cell>
          <table:table-cell office:value-type="string">
            <text:p>GO:0009505</text:p>
          </table:table-cell>
          <table:table-cell office:value-type="string">
            <text:p>plant-type cell wall</text:p>
          </table:table-cell>
          <table:table-cell office:value-type="string">
            <text:p>IDA</text:p>
          </table:table-cell>
          <table:table-cell office:value-type="float" office:value="103">
            <text:p>103</text:p>
          </table:table-cell>
          <table:table-cell table:number-columns-repeated="108"/>
        </table:table-row>
        <table:table-row table:style-name="ro1">
          <table:table-cell table:number-columns-repeated="5"/>
          <table:table-cell office:value-type="string">
            <text:p>SUM:</text:p>
          </table:table-cell>
          <table:table-cell table:formula="of:=SUM([.G2:.G51])" office:value-type="float" office:value="1581">
            <text:p>1581</text:p>
          </table:table-cell>
          <table:table-cell table:formula="of:=SUM([.H2:.H51])" office:value-type="float" office:value="24241">
            <text:p>24241</text:p>
          </table:table-cell>
          <table:table-cell table:formula="of:=SUM([.I2:.I51])" office:value-type="float" office:value="38720">
            <text:p>38720</text:p>
          </table:table-cell>
          <table:table-cell table:formula="of:=SUM([.J2:.J51])" office:value-type="float" office:value="0">
            <text:p>0</text:p>
          </table:table-cell>
          <table:table-cell table:formula="of:=SUM([.K2:.K51])" office:value-type="float" office:value="38721">
            <text:p>38721</text:p>
          </table:table-cell>
          <table:table-cell table:formula="of:=SUM([.L2:.L51])" office:value-type="float" office:value="519">
            <text:p>519</text:p>
          </table:table-cell>
          <table:table-cell table:formula="of:=SUM([.M2:.M51])" office:value-type="float" office:value="0">
            <text:p>0</text:p>
          </table:table-cell>
          <table:table-cell table:formula="of:=SUM([.N2:.N51])" office:value-type="float" office:value="23722">
            <text:p>23722</text:p>
          </table:table-cell>
          <table:table-cell table:number-columns-repeated="1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4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4:58:17</dc:date>
    <dc:creator>Iddo Friedberg</dc:creator>
    <meta:generator>OpenOffice.org/3.2$Unix OpenOffice.org_project/320m19$Build-9505</meta:generator>
    <meta:editing-duration>PT01H06M14S</meta:editing-duration>
    <meta:editing-cycles>2</meta:editing-cycles>
    <meta:document-statistic meta:table-count="1" meta:cell-count="2070" meta:object-count="0"/>
  </office:meta>
</office:document-meta>
</file>